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新細明體" svg:font-family="新細明體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6.2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result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image</text:p>
          </table:table-cell>
          <table:table-cell office:value-type="string" table:style-name="ce1">
            <text:p>pattern</text:p>
          </table:table-cell>
          <table:table-cell office:value-type="string" table:style-name="ce1">
            <text:p>centroid_distance</text:p>
          </table:table-cell>
          <table:table-cell office:value-type="string" table:style-name="ce1">
            <text:p>x</text:p>
          </table:table-cell>
          <table:table-cell office:value-type="string" table:style-name="ce1">
            <text:p>y</text:p>
          </table:table-cell>
          <table:table-cell office:value-type="string" table:style-name="ce1">
            <text:p>ur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put/data/a/image_0002.jpg</text:p>
          </table:table-cell>
          <table:table-cell office:value-type="string" table:style-name="ce1">
            <text:p>Pattern 0</text:p>
          </table:table-cell>
          <table:table-cell office:value-type="float" office:value="30.011430107647488" table:style-name="ce1">
            <text:p>30.01143011</text:p>
          </table:table-cell>
          <table:table-cell office:value-type="float" office:value="0.56068255366278696" table:style-name="ce1">
            <text:p>0.560682554</text:p>
          </table:table-cell>
          <table:table-cell office:value-type="float" office:value="0.90999395125080795" table:style-name="ce1">
            <text:p>0.909993951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put/data/a/image_0014.jpg</text:p>
          </table:table-cell>
          <table:table-cell office:value-type="string" table:style-name="ce1">
            <text:p>Pattern 0</text:p>
          </table:table-cell>
          <table:table-cell office:value-type="float" office:value="20.830579659633305" table:style-name="ce1">
            <text:p>20.83057966</text:p>
          </table:table-cell>
          <table:table-cell office:value-type="float" office:value="0.85288614410821029" table:style-name="ce1">
            <text:p>0.852886144</text:p>
          </table:table-cell>
          <table:table-cell office:value-type="float" office:value="0.15718810610200046" table:style-name="ce1">
            <text:p>0.157188106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put/data/a/image_0005.jpg</text:p>
          </table:table-cell>
          <table:table-cell office:value-type="string" table:style-name="ce1">
            <text:p>Pattern 0</text:p>
          </table:table-cell>
          <table:table-cell office:value-type="float" office:value="27.270089473809097" table:style-name="ce1">
            <text:p>27.27008947</text:p>
          </table:table-cell>
          <table:table-cell office:value-type="float" office:value="0.64266250600112262" table:style-name="ce1">
            <text:p>0.642662506</text:p>
          </table:table-cell>
          <table:table-cell office:value-type="float" office:value="0.82286515295361462" table:style-name="ce1">
            <text:p>0.822865153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put/data/a/image_0010.jpg</text:p>
          </table:table-cell>
          <table:table-cell office:value-type="string" table:style-name="ce1">
            <text:p>Pattern 0</text:p>
          </table:table-cell>
          <table:table-cell office:value-type="float" office:value="28.968206809141869" table:style-name="ce1">
            <text:p>28.96820681</text:p>
          </table:table-cell>
          <table:table-cell office:value-type="float" office:value="0.76474173535034018" table:style-name="ce1">
            <text:p>0.764741735</text:p>
          </table:table-cell>
          <table:table-cell office:value-type="float" office:value="0.19116381915655029" table:style-name="ce1">
            <text:p>0.191163819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put/data/a/image_0008.jpg</text:p>
          </table:table-cell>
          <table:table-cell office:value-type="string" table:style-name="ce1">
            <text:p>Pattern 1</text:p>
          </table:table-cell>
          <table:table-cell office:value-type="float" office:value="31.713432828935016" table:style-name="ce1">
            <text:p>31.71343283</text:p>
          </table:table-cell>
          <table:table-cell office:value-type="float" office:value="0.33976599209363029" table:style-name="ce1">
            <text:p>0.339765992</text:p>
          </table:table-cell>
          <table:table-cell office:value-type="float" office:value="0.82662921045511828" table:style-name="ce1">
            <text:p>0.82662921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put/data/a/image_0026.jpg</text:p>
          </table:table-cell>
          <table:table-cell office:value-type="string" table:style-name="ce1">
            <text:p>Pattern 0</text:p>
          </table:table-cell>
          <table:table-cell office:value-type="float" office:value="25.090693616324856" table:style-name="ce1">
            <text:p>25.09069362</text:p>
          </table:table-cell>
          <table:table-cell office:value-type="float" office:value="0.80389104906474074" table:style-name="ce1">
            <text:p>0.803891049</text:p>
          </table:table-cell>
          <table:table-cell office:value-type="float" office:value="0.43048676185080015" table:style-name="ce1">
            <text:p>0.430486762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put/data/a/image_0006.jpg</text:p>
          </table:table-cell>
          <table:table-cell office:value-type="string" table:style-name="ce1">
            <text:p>Pattern 0</text:p>
          </table:table-cell>
          <table:table-cell office:value-type="float" office:value="28.852450842395847" table:style-name="ce1">
            <text:p>28.85245084</text:p>
          </table:table-cell>
          <table:table-cell office:value-type="float" office:value="0.71856745528636323" table:style-name="ce1">
            <text:p>0.718567455</text:p>
          </table:table-cell>
          <table:table-cell office:value-type="float" office:value="0.26756418189698539" table:style-name="ce1">
            <text:p>0.267564182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put/data/a/image_0003.jpg</text:p>
          </table:table-cell>
          <table:table-cell office:value-type="string" table:style-name="ce1">
            <text:p>Pattern 0</text:p>
          </table:table-cell>
          <table:table-cell office:value-type="float" office:value="24.238061005432865" table:style-name="ce1">
            <text:p>24.23806101</text:p>
          </table:table-cell>
          <table:table-cell office:value-type="float" office:value="0.89015977891697751" table:style-name="ce1">
            <text:p>0.890159779</text:p>
          </table:table-cell>
          <table:table-cell office:value-type="float" office:value="0.33006151117932159" table:style-name="ce1">
            <text:p>0.330061511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put/data/a/image_0048.jpg</text:p>
          </table:table-cell>
          <table:table-cell office:value-type="string" table:style-name="ce1">
            <text:p>Pattern 0</text:p>
          </table:table-cell>
          <table:table-cell office:value-type="float" office:value="27.493751925051829" table:style-name="ce1">
            <text:p>27.49375193</text:p>
          </table:table-cell>
          <table:table-cell office:value-type="float" office:value="0.77204267259040005" table:style-name="ce1">
            <text:p>0.772042673</text:p>
          </table:table-cell>
          <table:table-cell office:value-type="float" office:value="0.60219224823329442" table:style-name="ce1">
            <text:p>0.602192248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put/data/a/image_0052.jpg</text:p>
          </table:table-cell>
          <table:table-cell office:value-type="string" table:style-name="ce1">
            <text:p>Pattern 0</text:p>
          </table:table-cell>
          <table:table-cell office:value-type="float" office:value="21.606274569441258" table:style-name="ce1">
            <text:p>21.60627457</text:p>
          </table:table-cell>
          <table:table-cell office:value-type="float" office:value="0.93077545545582097" table:style-name="ce1">
            <text:p>0.930775455</text:p>
          </table:table-cell>
          <table:table-cell office:value-type="float" office:value="0.57062612291958548" table:style-name="ce1">
            <text:p>0.570626123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put/data/a/image_0022.jpg</text:p>
          </table:table-cell>
          <table:table-cell office:value-type="string" table:style-name="ce1">
            <text:p>Pattern 0</text:p>
          </table:table-cell>
          <table:table-cell office:value-type="float" office:value="21.900367887518293" table:style-name="ce1">
            <text:p>21.90036789</text:p>
          </table:table-cell>
          <table:table-cell office:value-type="float" office:value="0.89561529918695171" table:style-name="ce1">
            <text:p>0.895615299</text:p>
          </table:table-cell>
          <table:table-cell office:value-type="float" office:value="0.28785658530698299" table:style-name="ce1">
            <text:p>0.287856585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put/data/a/image_0035.jpg</text:p>
          </table:table-cell>
          <table:table-cell office:value-type="string" table:style-name="ce1">
            <text:p>Pattern 0</text:p>
          </table:table-cell>
          <table:table-cell office:value-type="float" office:value="24.43591032054341" table:style-name="ce1">
            <text:p>24.43591032</text:p>
          </table:table-cell>
          <table:table-cell office:value-type="float" office:value="0.85633305909052249" table:style-name="ce1">
            <text:p>0.856333059</text:p>
          </table:table-cell>
          <table:table-cell office:value-type="float" office:value="0.2311939456323934" table:style-name="ce1">
            <text:p>0.231193946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put/data/a/image_0038.jpg</text:p>
          </table:table-cell>
          <table:table-cell office:value-type="string" table:style-name="ce1">
            <text:p>Pattern 0</text:p>
          </table:table-cell>
          <table:table-cell office:value-type="float" office:value="23.542802505098187" table:style-name="ce1">
            <text:p>23.54280251</text:p>
          </table:table-cell>
          <table:table-cell office:value-type="float" office:value="0.87686279348277885" table:style-name="ce1">
            <text:p>0.876862793</text:p>
          </table:table-cell>
          <table:table-cell office:value-type="float" office:value="0.5734933979939808" table:style-name="ce1">
            <text:p>0.573493398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put/data/a/image_0050.jpg</text:p>
          </table:table-cell>
          <table:table-cell office:value-type="string" table:style-name="ce1">
            <text:p>Pattern 0</text:p>
          </table:table-cell>
          <table:table-cell office:value-type="float" office:value="30.494865675348183" table:style-name="ce1">
            <text:p>30.49486568</text:p>
          </table:table-cell>
          <table:table-cell office:value-type="float" office:value="0.56599764567801103" table:style-name="ce1">
            <text:p>0.565997646</text:p>
          </table:table-cell>
          <table:table-cell office:value-type="float" office:value="0.9388738898486082" table:style-name="ce1">
            <text:p>0.93887389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put/data/a/image_0049.jpg</text:p>
          </table:table-cell>
          <table:table-cell office:value-type="string" table:style-name="ce1">
            <text:p>Pattern 0</text:p>
          </table:table-cell>
          <table:table-cell office:value-type="float" office:value="21.214173142556557" table:style-name="ce1">
            <text:p>21.21417314</text:p>
          </table:table-cell>
          <table:table-cell office:value-type="float" office:value="0.90324396543321162" table:style-name="ce1">
            <text:p>0.903243965</text:p>
          </table:table-cell>
          <table:table-cell office:value-type="float" office:value="0.5328868480337956" table:style-name="ce1">
            <text:p>0.532886848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put/data/a/image_0047.jpg</text:p>
          </table:table-cell>
          <table:table-cell office:value-type="string" table:style-name="ce1">
            <text:p>Pattern 0</text:p>
          </table:table-cell>
          <table:table-cell office:value-type="float" office:value="25.736517579839042" table:style-name="ce1">
            <text:p>25.73651758</text:p>
          </table:table-cell>
          <table:table-cell office:value-type="float" office:value="0.87027415576403588" table:style-name="ce1">
            <text:p>0.870274156</text:p>
          </table:table-cell>
          <table:table-cell office:value-type="float" office:value="0.57337369418770945" table:style-name="ce1">
            <text:p>0.573373694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put/data/a/image_0058.jpg</text:p>
          </table:table-cell>
          <table:table-cell office:value-type="string" table:style-name="ce1">
            <text:p>Pattern 0</text:p>
          </table:table-cell>
          <table:table-cell office:value-type="float" office:value="23.541887278972343" table:style-name="ce1">
            <text:p>23.54188728</text:p>
          </table:table-cell>
          <table:table-cell office:value-type="float" office:value="0.75194046137249715" table:style-name="ce1">
            <text:p>0.751940461</text:p>
          </table:table-cell>
          <table:table-cell office:value-type="float" office:value="0.29400092841389752" table:style-name="ce1">
            <text:p>0.294000928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put/data/a/image_0015.jpg</text:p>
          </table:table-cell>
          <table:table-cell office:value-type="string" table:style-name="ce1">
            <text:p>Pattern 0</text:p>
          </table:table-cell>
          <table:table-cell office:value-type="float" office:value="27.812382205921658" table:style-name="ce1">
            <text:p>27.81238221</text:p>
          </table:table-cell>
          <table:table-cell office:value-type="float" office:value="0.70686156163167801" table:style-name="ce1">
            <text:p>0.706861562</text:p>
          </table:table-cell>
          <table:table-cell office:value-type="float" office:value="0.2285730979124958" table:style-name="ce1">
            <text:p>0.228573098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put/data/a/image_0051.jpg</text:p>
          </table:table-cell>
          <table:table-cell office:value-type="string" table:style-name="ce1">
            <text:p>Pattern 0</text:p>
          </table:table-cell>
          <table:table-cell office:value-type="float" office:value="25.149079143661851" table:style-name="ce1">
            <text:p>25.14907914</text:p>
          </table:table-cell>
          <table:table-cell office:value-type="float" office:value="0.77444147442670519" table:style-name="ce1">
            <text:p>0.774441474</text:p>
          </table:table-cell>
          <table:table-cell office:value-type="float" office:value="0.61957817752676858" table:style-name="ce1">
            <text:p>0.619578178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put/data/a/image_0042.jpg</text:p>
          </table:table-cell>
          <table:table-cell office:value-type="string" table:style-name="ce1">
            <text:p>Pattern 0</text:p>
          </table:table-cell>
          <table:table-cell office:value-type="float" office:value="22.398844114944275" table:style-name="ce1">
            <text:p>22.39884411</text:p>
          </table:table-cell>
          <table:table-cell office:value-type="float" office:value="0.8526685954543578" table:style-name="ce1">
            <text:p>0.852668595</text:p>
          </table:table-cell>
          <table:table-cell office:value-type="float" office:value="0.65853407393440488" table:style-name="ce1">
            <text:p>0.658534074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put/data/a/image_0081.jpg</text:p>
          </table:table-cell>
          <table:table-cell office:value-type="string" table:style-name="ce1">
            <text:p>Pattern 0</text:p>
          </table:table-cell>
          <table:table-cell office:value-type="float" office:value="28.890432270722759" table:style-name="ce1">
            <text:p>28.89043227</text:p>
          </table:table-cell>
          <table:table-cell office:value-type="float" office:value="0.63621929702869107" table:style-name="ce1">
            <text:p>0.636219297</text:p>
          </table:table-cell>
          <table:table-cell office:value-type="float" office:value="7.900042486240888E-2" table:style-name="ce1">
            <text:p>0.079000425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put/data/a/image_0083.jpg</text:p>
          </table:table-cell>
          <table:table-cell office:value-type="string" table:style-name="ce1">
            <text:p>Pattern 0</text:p>
          </table:table-cell>
          <table:table-cell office:value-type="float" office:value="24.962191656141115" table:style-name="ce1">
            <text:p>24.96219166</text:p>
          </table:table-cell>
          <table:table-cell office:value-type="float" office:value="0.74355398531443906" table:style-name="ce1">
            <text:p>0.743553985</text:p>
          </table:table-cell>
          <table:table-cell office:value-type="float" office:value="0.24064382482639152" table:style-name="ce1">
            <text:p>0.240643825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put/data/a/image_0090.jpg</text:p>
          </table:table-cell>
          <table:table-cell office:value-type="string" table:style-name="ce1">
            <text:p>Pattern 0</text:p>
          </table:table-cell>
          <table:table-cell office:value-type="float" office:value="29.187869184634728" table:style-name="ce1">
            <text:p>29.18786918</text:p>
          </table:table-cell>
          <table:table-cell office:value-type="float" office:value="0.62094841298138137" table:style-name="ce1">
            <text:p>0.620948413</text:p>
          </table:table-cell>
          <table:table-cell office:value-type="float" office:value="0.35824998215098158" table:style-name="ce1">
            <text:p>0.358249982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put/data/a/image_0096.jpg</text:p>
          </table:table-cell>
          <table:table-cell office:value-type="string" table:style-name="ce1">
            <text:p>Pattern 0</text:p>
          </table:table-cell>
          <table:table-cell office:value-type="float" office:value="30.176017773071173" table:style-name="ce1">
            <text:p>30.17601777</text:p>
          </table:table-cell>
          <table:table-cell office:value-type="float" office:value="0.51367678426392493" table:style-name="ce1">
            <text:p>0.513676784</text:p>
          </table:table-cell>
          <table:table-cell office:value-type="float" office:value="0.43559144010410289" table:style-name="ce1">
            <text:p>0.43559144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put/data/a/image_0020.jpg</text:p>
          </table:table-cell>
          <table:table-cell office:value-type="string" table:style-name="ce1">
            <text:p>Pattern 0</text:p>
          </table:table-cell>
          <table:table-cell office:value-type="float" office:value="21.039233777697113" table:style-name="ce1">
            <text:p>21.03923378</text:p>
          </table:table-cell>
          <table:table-cell office:value-type="float" office:value="0.9586410123080007" table:style-name="ce1">
            <text:p>0.958641012</text:p>
          </table:table-cell>
          <table:table-cell office:value-type="float" office:value="0.3153977289311124" table:style-name="ce1">
            <text:p>0.315397729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put/data/a/image_0023.jpg</text:p>
          </table:table-cell>
          <table:table-cell office:value-type="string" table:style-name="ce1">
            <text:p>Pattern 0</text:p>
          </table:table-cell>
          <table:table-cell office:value-type="float" office:value="20.911126095441791" table:style-name="ce1">
            <text:p>20.9111261</text:p>
          </table:table-cell>
          <table:table-cell office:value-type="float" office:value="0.90303833645056897" table:style-name="ce1">
            <text:p>0.903038336</text:p>
          </table:table-cell>
          <table:table-cell office:value-type="float" office:value="0.59386039581596983" table:style-name="ce1">
            <text:p>0.593860396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put/data/a/image_0037.jpg</text:p>
          </table:table-cell>
          <table:table-cell office:value-type="string" table:style-name="ce1">
            <text:p>Pattern 0</text:p>
          </table:table-cell>
          <table:table-cell office:value-type="float" office:value="24.135197356833771" table:style-name="ce1">
            <text:p>24.13519736</text:p>
          </table:table-cell>
          <table:table-cell office:value-type="float" office:value="0.69994777219829107" table:style-name="ce1">
            <text:p>0.699947772</text:p>
          </table:table-cell>
          <table:table-cell office:value-type="float" office:value="0.41147311537144393" table:style-name="ce1">
            <text:p>0.411473115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put/data/a/image_0018.jpg</text:p>
          </table:table-cell>
          <table:table-cell office:value-type="string" table:style-name="ce1">
            <text:p>Pattern 0</text:p>
          </table:table-cell>
          <table:table-cell office:value-type="float" office:value="23.92027559458856" table:style-name="ce1">
            <text:p>23.92027559</text:p>
          </table:table-cell>
          <table:table-cell office:value-type="float" office:value="0.83344321637658769" table:style-name="ce1">
            <text:p>0.833443216</text:p>
          </table:table-cell>
          <table:table-cell office:value-type="float" office:value="0.35933924326152661" table:style-name="ce1">
            <text:p>0.359339243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put/data/a/image_0041.jpg</text:p>
          </table:table-cell>
          <table:table-cell office:value-type="string" table:style-name="ce1">
            <text:p>Pattern 0</text:p>
          </table:table-cell>
          <table:table-cell office:value-type="float" office:value="26.913603198889394" table:style-name="ce1">
            <text:p>26.9136032</text:p>
          </table:table-cell>
          <table:table-cell office:value-type="float" office:value="0.78731017042553453" table:style-name="ce1">
            <text:p>0.78731017</text:p>
          </table:table-cell>
          <table:table-cell office:value-type="float" office:value="0.33387679058510866" table:style-name="ce1">
            <text:p>0.333876791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put/data/a/image_0036.jpg</text:p>
          </table:table-cell>
          <table:table-cell office:value-type="string" table:style-name="ce1">
            <text:p>Pattern 0</text:p>
          </table:table-cell>
          <table:table-cell office:value-type="float" office:value="21.189654724385569" table:style-name="ce1">
            <text:p>21.18965472</text:p>
          </table:table-cell>
          <table:table-cell office:value-type="float" office:value="1" table:style-name="ce1">
            <text:p>1</text:p>
          </table:table-cell>
          <table:table-cell office:value-type="float" office:value="0.3136345226129168" table:style-name="ce1">
            <text:p>0.313634523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put/data/a/image_0055.jpg</text:p>
          </table:table-cell>
          <table:table-cell office:value-type="string" table:style-name="ce1">
            <text:p>Pattern 0</text:p>
          </table:table-cell>
          <table:table-cell office:value-type="float" office:value="24.695011345366183" table:style-name="ce1">
            <text:p>24.69501135</text:p>
          </table:table-cell>
          <table:table-cell office:value-type="float" office:value="0.78753456313531411" table:style-name="ce1">
            <text:p>0.787534563</text:p>
          </table:table-cell>
          <table:table-cell office:value-type="float" office:value="0.8354697054918212" table:style-name="ce1">
            <text:p>0.835469705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put/data/a/image_0057.jpg</text:p>
          </table:table-cell>
          <table:table-cell office:value-type="string" table:style-name="ce1">
            <text:p>Pattern 0</text:p>
          </table:table-cell>
          <table:table-cell office:value-type="float" office:value="27.024839525726716" table:style-name="ce1">
            <text:p>27.02483953</text:p>
          </table:table-cell>
          <table:table-cell office:value-type="float" office:value="0.78561646099334426" table:style-name="ce1">
            <text:p>0.785616461</text:p>
          </table:table-cell>
          <table:table-cell office:value-type="float" office:value="0.14097905696428226" table:style-name="ce1">
            <text:p>0.140979057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put/data/a/image_0043.jpg</text:p>
          </table:table-cell>
          <table:table-cell office:value-type="string" table:style-name="ce1">
            <text:p>Pattern 0</text:p>
          </table:table-cell>
          <table:table-cell office:value-type="float" office:value="23.986073597367668" table:style-name="ce1">
            <text:p>23.9860736</text:p>
          </table:table-cell>
          <table:table-cell office:value-type="float" office:value="0.75266659770781041" table:style-name="ce1">
            <text:p>0.752666598</text:p>
          </table:table-cell>
          <table:table-cell office:value-type="float" office:value="0.55316895609803374" table:style-name="ce1">
            <text:p>0.553168956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put/data/a/image_0045.jpg</text:p>
          </table:table-cell>
          <table:table-cell office:value-type="string" table:style-name="ce1">
            <text:p>Pattern 1</text:p>
          </table:table-cell>
          <table:table-cell office:value-type="float" office:value="32.843474542435942" table:style-name="ce1">
            <text:p>32.84347454</text:p>
          </table:table-cell>
          <table:table-cell office:value-type="float" office:value="0.36045468030218486" table:style-name="ce1">
            <text:p>0.36045468</text:p>
          </table:table-cell>
          <table:table-cell office:value-type="float" office:value="0.49389375658575735" table:style-name="ce1">
            <text:p>0.493893757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put/data/a/image_0011.jpg</text:p>
          </table:table-cell>
          <table:table-cell office:value-type="string" table:style-name="ce1">
            <text:p>Pattern 0</text:p>
          </table:table-cell>
          <table:table-cell office:value-type="float" office:value="23.144989538697626" table:style-name="ce1">
            <text:p>23.14498954</text:p>
          </table:table-cell>
          <table:table-cell office:value-type="float" office:value="0.89959033476502703" table:style-name="ce1">
            <text:p>0.899590335</text:p>
          </table:table-cell>
          <table:table-cell office:value-type="float" office:value="0.63422749392946465" table:style-name="ce1">
            <text:p>0.634227494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put/data/a/image_0093.jpg</text:p>
          </table:table-cell>
          <table:table-cell office:value-type="string" table:style-name="ce1">
            <text:p>Pattern 0</text:p>
          </table:table-cell>
          <table:table-cell office:value-type="float" office:value="30.424490850170741" table:style-name="ce1">
            <text:p>30.42449085</text:p>
          </table:table-cell>
          <table:table-cell office:value-type="float" office:value="0.58515831581536926" table:style-name="ce1">
            <text:p>0.585158316</text:p>
          </table:table-cell>
          <table:table-cell office:value-type="float" office:value="0.67452364735993309" table:style-name="ce1">
            <text:p>0.674523647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put/data/a/image_0068.jpg</text:p>
          </table:table-cell>
          <table:table-cell office:value-type="string" table:style-name="ce1">
            <text:p>Pattern 0</text:p>
          </table:table-cell>
          <table:table-cell office:value-type="float" office:value="31.421249960123646" table:style-name="ce1">
            <text:p>31.42124996</text:p>
          </table:table-cell>
          <table:table-cell office:value-type="float" office:value="0.66094651226722168" table:style-name="ce1">
            <text:p>0.660946512</text:p>
          </table:table-cell>
          <table:table-cell office:value-type="float" office:value="0.45646072504221702" table:style-name="ce1">
            <text:p>0.456460725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put/data/a/image_0092.jpg</text:p>
          </table:table-cell>
          <table:table-cell office:value-type="string" table:style-name="ce1">
            <text:p>Pattern 0</text:p>
          </table:table-cell>
          <table:table-cell office:value-type="float" office:value="33.586248532640838" table:style-name="ce1">
            <text:p>33.58624853</text:p>
          </table:table-cell>
          <table:table-cell office:value-type="float" office:value="0.46534209658201597" table:style-name="ce1">
            <text:p>0.465342097</text:p>
          </table:table-cell>
          <table:table-cell office:value-type="float" office:value="0.69579030517819085" table:style-name="ce1">
            <text:p>0.695790305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put/data/a/image_0001.jpg</text:p>
          </table:table-cell>
          <table:table-cell office:value-type="string" table:style-name="ce1">
            <text:p>Pattern 0</text:p>
          </table:table-cell>
          <table:table-cell office:value-type="float" office:value="32.415739372210268" table:style-name="ce1">
            <text:p>32.41573937</text:p>
          </table:table-cell>
          <table:table-cell office:value-type="float" office:value="0.50960765173121769" table:style-name="ce1">
            <text:p>0.509607652</text:p>
          </table:table-cell>
          <table:table-cell office:value-type="float" office:value="0.84765067954806339" table:style-name="ce1">
            <text:p>0.84765068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put/data/a/image_0033.jpg</text:p>
          </table:table-cell>
          <table:table-cell office:value-type="string" table:style-name="ce1">
            <text:p>Pattern 0</text:p>
          </table:table-cell>
          <table:table-cell office:value-type="float" office:value="21.193586315639109" table:style-name="ce1">
            <text:p>21.19358632</text:p>
          </table:table-cell>
          <table:table-cell office:value-type="float" office:value="0.9293079912625466" table:style-name="ce1">
            <text:p>0.929307991</text:p>
          </table:table-cell>
          <table:table-cell office:value-type="float" office:value="0.41437420326730107" table:style-name="ce1">
            <text:p>0.414374203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put/data/a/image_0007.jpg</text:p>
          </table:table-cell>
          <table:table-cell office:value-type="string" table:style-name="ce1">
            <text:p>Pattern 0</text:p>
          </table:table-cell>
          <table:table-cell office:value-type="float" office:value="22.244632382182779" table:style-name="ce1">
            <text:p>22.24463238</text:p>
          </table:table-cell>
          <table:table-cell office:value-type="float" office:value="0.92782516704425799" table:style-name="ce1">
            <text:p>0.927825167</text:p>
          </table:table-cell>
          <table:table-cell office:value-type="float" office:value="0.52825131119591962" table:style-name="ce1">
            <text:p>0.528251311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put/data/a/image_0039.jpg</text:p>
          </table:table-cell>
          <table:table-cell office:value-type="string" table:style-name="ce1">
            <text:p>Pattern 0</text:p>
          </table:table-cell>
          <table:table-cell office:value-type="float" office:value="30.309195763198328" table:style-name="ce1">
            <text:p>30.30919576</text:p>
          </table:table-cell>
          <table:table-cell office:value-type="float" office:value="0.60495681555198355" table:style-name="ce1">
            <text:p>0.604956816</text:p>
          </table:table-cell>
          <table:table-cell office:value-type="float" office:value="6.0746491045331363E-2" table:style-name="ce1">
            <text:p>0.060746491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put/data/a/image_0044.jpg</text:p>
          </table:table-cell>
          <table:table-cell office:value-type="string" table:style-name="ce1">
            <text:p>Pattern 0</text:p>
          </table:table-cell>
          <table:table-cell office:value-type="float" office:value="27.235044943525079" table:style-name="ce1">
            <text:p>27.23504494</text:p>
          </table:table-cell>
          <table:table-cell office:value-type="float" office:value="0.71318231006122557" table:style-name="ce1">
            <text:p>0.71318231</text:p>
          </table:table-cell>
          <table:table-cell office:value-type="float" office:value="0.64713119724279489" table:style-name="ce1">
            <text:p>0.647131197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put/data/a/image_0027.jpg</text:p>
          </table:table-cell>
          <table:table-cell office:value-type="string" table:style-name="ce1">
            <text:p>Pattern 0</text:p>
          </table:table-cell>
          <table:table-cell office:value-type="float" office:value="25.118763567031547" table:style-name="ce1">
            <text:p>25.11876357</text:p>
          </table:table-cell>
          <table:table-cell office:value-type="float" office:value="0.73699695457382508" table:style-name="ce1">
            <text:p>0.736996955</text:p>
          </table:table-cell>
          <table:table-cell office:value-type="float" office:value="0.31491300500188529" table:style-name="ce1">
            <text:p>0.314913005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put/data/a/image_0062.jpg</text:p>
          </table:table-cell>
          <table:table-cell office:value-type="string" table:style-name="ce1">
            <text:p>Pattern 0</text:p>
          </table:table-cell>
          <table:table-cell office:value-type="float" office:value="27.472121535977013" table:style-name="ce1">
            <text:p>27.47212154</text:p>
          </table:table-cell>
          <table:table-cell office:value-type="float" office:value="0.73427234291008836" table:style-name="ce1">
            <text:p>0.734272343</text:p>
          </table:table-cell>
          <table:table-cell office:value-type="float" office:value="0.92187303494729123" table:style-name="ce1">
            <text:p>0.921873035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put/data/a/image_0063.jpg</text:p>
          </table:table-cell>
          <table:table-cell office:value-type="string" table:style-name="ce1">
            <text:p>Pattern 0</text:p>
          </table:table-cell>
          <table:table-cell office:value-type="float" office:value="20.402070452295899" table:style-name="ce1">
            <text:p>20.40207045</text:p>
          </table:table-cell>
          <table:table-cell office:value-type="float" office:value="0.96124452151338569" table:style-name="ce1">
            <text:p>0.961244522</text:p>
          </table:table-cell>
          <table:table-cell office:value-type="float" office:value="0.44635030670732156" table:style-name="ce1">
            <text:p>0.446350307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put/data/a/image_0066.jpg</text:p>
          </table:table-cell>
          <table:table-cell office:value-type="string" table:style-name="ce1">
            <text:p>Pattern 0</text:p>
          </table:table-cell>
          <table:table-cell office:value-type="float" office:value="21.672656057183232" table:style-name="ce1">
            <text:p>21.67265606</text:p>
          </table:table-cell>
          <table:table-cell office:value-type="float" office:value="0.93160574276966424" table:style-name="ce1">
            <text:p>0.931605743</text:p>
          </table:table-cell>
          <table:table-cell office:value-type="float" office:value="0.4237195173469871" table:style-name="ce1">
            <text:p>0.423719517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put/data/a/image_0070.jpg</text:p>
          </table:table-cell>
          <table:table-cell office:value-type="string" table:style-name="ce1">
            <text:p>Pattern 0</text:p>
          </table:table-cell>
          <table:table-cell office:value-type="float" office:value="24.349662954904638" table:style-name="ce1">
            <text:p>24.34966295</text:p>
          </table:table-cell>
          <table:table-cell office:value-type="float" office:value="0.8760957911364986" table:style-name="ce1">
            <text:p>0.876095791</text:p>
          </table:table-cell>
          <table:table-cell office:value-type="float" office:value="0.29646559915082532" table:style-name="ce1">
            <text:p>0.296465599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put/data/a/image_0017.jpg</text:p>
          </table:table-cell>
          <table:table-cell office:value-type="string" table:style-name="ce1">
            <text:p>Pattern 0</text:p>
          </table:table-cell>
          <table:table-cell office:value-type="float" office:value="21.172002160135534" table:style-name="ce1">
            <text:p>21.17200216</text:p>
          </table:table-cell>
          <table:table-cell office:value-type="float" office:value="0.94036313853112996" table:style-name="ce1">
            <text:p>0.940363139</text:p>
          </table:table-cell>
          <table:table-cell office:value-type="float" office:value="0.29979196955524157" table:style-name="ce1">
            <text:p>0.29979197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put/data/a/image_0076.jpg</text:p>
          </table:table-cell>
          <table:table-cell office:value-type="string" table:style-name="ce1">
            <text:p>Pattern 1</text:p>
          </table:table-cell>
          <table:table-cell office:value-type="float" office:value="31.981780585088366" table:style-name="ce1">
            <text:p>31.98178059</text:p>
          </table:table-cell>
          <table:table-cell office:value-type="float" office:value="0.4163194236033973" table:style-name="ce1">
            <text:p>0.416319424</text:p>
          </table:table-cell>
          <table:table-cell office:value-type="float" office:value="0.52842881061239766" table:style-name="ce1">
            <text:p>0.528428811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put/data/a/image_0025.jpg</text:p>
          </table:table-cell>
          <table:table-cell office:value-type="string" table:style-name="ce1">
            <text:p>Pattern 0</text:p>
          </table:table-cell>
          <table:table-cell office:value-type="float" office:value="22.828183487728211" table:style-name="ce1">
            <text:p>22.82818349</text:p>
          </table:table-cell>
          <table:table-cell office:value-type="float" office:value="0.92020630434610884" table:style-name="ce1">
            <text:p>0.920206304</text:p>
          </table:table-cell>
          <table:table-cell office:value-type="float" office:value="0.5414329005850087" table:style-name="ce1">
            <text:p>0.541432901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put/data/a/image_0072.jpg</text:p>
          </table:table-cell>
          <table:table-cell office:value-type="string" table:style-name="ce1">
            <text:p>Pattern 0</text:p>
          </table:table-cell>
          <table:table-cell office:value-type="float" office:value="28.956499669417184" table:style-name="ce1">
            <text:p>28.95649967</text:p>
          </table:table-cell>
          <table:table-cell office:value-type="float" office:value="0.56651500600395877" table:style-name="ce1">
            <text:p>0.566515006</text:p>
          </table:table-cell>
          <table:table-cell office:value-type="float" office:value="0.46305153731056276" table:style-name="ce1">
            <text:p>0.463051537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put/data/a/image_0024.jpg</text:p>
          </table:table-cell>
          <table:table-cell office:value-type="string" table:style-name="ce1">
            <text:p>Pattern 0</text:p>
          </table:table-cell>
          <table:table-cell office:value-type="float" office:value="23.239581288462411" table:style-name="ce1">
            <text:p>23.23958129</text:p>
          </table:table-cell>
          <table:table-cell office:value-type="float" office:value="0.7973236894489244" table:style-name="ce1">
            <text:p>0.797323689</text:p>
          </table:table-cell>
          <table:table-cell office:value-type="float" office:value="0.35567334505775039" table:style-name="ce1">
            <text:p>0.355673345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put/data/a/image_0079.jpg</text:p>
          </table:table-cell>
          <table:table-cell office:value-type="string" table:style-name="ce1">
            <text:p>Pattern 0</text:p>
          </table:table-cell>
          <table:table-cell office:value-type="float" office:value="24.634059476562168" table:style-name="ce1">
            <text:p>24.63405948</text:p>
          </table:table-cell>
          <table:table-cell office:value-type="float" office:value="0.78171436805705752" table:style-name="ce1">
            <text:p>0.781714368</text:p>
          </table:table-cell>
          <table:table-cell office:value-type="float" office:value="0.39281262395268346" table:style-name="ce1">
            <text:p>0.392812624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put/data/a/image_0028.jpg</text:p>
          </table:table-cell>
          <table:table-cell office:value-type="string" table:style-name="ce1">
            <text:p>Pattern 0</text:p>
          </table:table-cell>
          <table:table-cell office:value-type="float" office:value="29.924743674393849" table:style-name="ce1">
            <text:p>29.92474367</text:p>
          </table:table-cell>
          <table:table-cell office:value-type="float" office:value="0.59457453664544069" table:style-name="ce1">
            <text:p>0.594574537</text:p>
          </table:table-cell>
          <table:table-cell office:value-type="float" office:value="0.42678823810104172" table:style-name="ce1">
            <text:p>0.426788238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put/data/a/image_0085.jpg</text:p>
          </table:table-cell>
          <table:table-cell office:value-type="string" table:style-name="ce1">
            <text:p>Pattern 0</text:p>
          </table:table-cell>
          <table:table-cell office:value-type="float" office:value="31.424673699121879" table:style-name="ce1">
            <text:p>31.4246737</text:p>
          </table:table-cell>
          <table:table-cell office:value-type="float" office:value="0.55572813435210333" table:style-name="ce1">
            <text:p>0.555728134</text:p>
          </table:table-cell>
          <table:table-cell office:value-type="float" office:value="0.15854831038368034" table:style-name="ce1">
            <text:p>0.15854831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put/data/a/image_0013.jpg</text:p>
          </table:table-cell>
          <table:table-cell office:value-type="string" table:style-name="ce1">
            <text:p>Pattern 0</text:p>
          </table:table-cell>
          <table:table-cell office:value-type="float" office:value="29.076369079053141" table:style-name="ce1">
            <text:p>29.07636908</text:p>
          </table:table-cell>
          <table:table-cell office:value-type="float" office:value="0.61930180754663899" table:style-name="ce1">
            <text:p>0.619301808</text:p>
          </table:table-cell>
          <table:table-cell office:value-type="float" office:value="0.49311166234659481" table:style-name="ce1">
            <text:p>0.493111662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put/data/a/image_0094.jpg</text:p>
          </table:table-cell>
          <table:table-cell office:value-type="string" table:style-name="ce1">
            <text:p>Pattern 0</text:p>
          </table:table-cell>
          <table:table-cell office:value-type="float" office:value="23.765604084187153" table:style-name="ce1">
            <text:p>23.76560408</text:p>
          </table:table-cell>
          <table:table-cell office:value-type="float" office:value="0.84363932412942955" table:style-name="ce1">
            <text:p>0.843639324</text:p>
          </table:table-cell>
          <table:table-cell office:value-type="float" office:value="0.83713862852431487" table:style-name="ce1">
            <text:p>0.837138629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put/data/a/image_0032.jpg</text:p>
          </table:table-cell>
          <table:table-cell office:value-type="string" table:style-name="ce1">
            <text:p>Pattern 0</text:p>
          </table:table-cell>
          <table:table-cell office:value-type="float" office:value="28.027652344192944" table:style-name="ce1">
            <text:p>28.02765234</text:p>
          </table:table-cell>
          <table:table-cell office:value-type="float" office:value="0.80024486259268268" table:style-name="ce1">
            <text:p>0.800244863</text:p>
          </table:table-cell>
          <table:table-cell office:value-type="float" office:value="0.41153362124761544" table:style-name="ce1">
            <text:p>0.411533621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put/data/a/image_0016.jpg</text:p>
          </table:table-cell>
          <table:table-cell office:value-type="string" table:style-name="ce1">
            <text:p>Pattern 0</text:p>
          </table:table-cell>
          <table:table-cell office:value-type="float" office:value="21.192942278818546" table:style-name="ce1">
            <text:p>21.19294228</text:p>
          </table:table-cell>
          <table:table-cell office:value-type="float" office:value="0.88644949967860343" table:style-name="ce1">
            <text:p>0.8864495</text:p>
          </table:table-cell>
          <table:table-cell office:value-type="float" office:value="0.38484804537081457" table:style-name="ce1">
            <text:p>0.384848045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put/data/a/image_0060.jpg</text:p>
          </table:table-cell>
          <table:table-cell office:value-type="string" table:style-name="ce1">
            <text:p>Pattern 0</text:p>
          </table:table-cell>
          <table:table-cell office:value-type="float" office:value="27.280683959810109" table:style-name="ce1">
            <text:p>27.28068396</text:p>
          </table:table-cell>
          <table:table-cell office:value-type="float" office:value="0.69821333020517307" table:style-name="ce1">
            <text:p>0.69821333</text:p>
          </table:table-cell>
          <table:table-cell office:value-type="float" office:value="0.44878598892117549" table:style-name="ce1">
            <text:p>0.448785989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put/data/a/image_0061.jpg</text:p>
          </table:table-cell>
          <table:table-cell office:value-type="string" table:style-name="ce1">
            <text:p>Pattern 0</text:p>
          </table:table-cell>
          <table:table-cell office:value-type="float" office:value="23.235512430693138" table:style-name="ce1">
            <text:p>23.23551243</text:p>
          </table:table-cell>
          <table:table-cell office:value-type="float" office:value="0.80346934134071568" table:style-name="ce1">
            <text:p>0.803469341</text:p>
          </table:table-cell>
          <table:table-cell office:value-type="float" office:value="0.51738845393368049" table:style-name="ce1">
            <text:p>0.517388454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put/data/a/image_0071.jpg</text:p>
          </table:table-cell>
          <table:table-cell office:value-type="string" table:style-name="ce1">
            <text:p>Pattern 0</text:p>
          </table:table-cell>
          <table:table-cell office:value-type="float" office:value="20.633046830878435" table:style-name="ce1">
            <text:p>20.63304683</text:p>
          </table:table-cell>
          <table:table-cell office:value-type="float" office:value="0.85577508487617193" table:style-name="ce1">
            <text:p>0.855775085</text:p>
          </table:table-cell>
          <table:table-cell office:value-type="float" office:value="0.3408898133285585" table:style-name="ce1">
            <text:p>0.340889813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put/data/a/image_0029.jpg</text:p>
          </table:table-cell>
          <table:table-cell office:value-type="string" table:style-name="ce1">
            <text:p>Pattern 0</text:p>
          </table:table-cell>
          <table:table-cell office:value-type="float" office:value="30.672712841984644" table:style-name="ce1">
            <text:p>30.67271284</text:p>
          </table:table-cell>
          <table:table-cell office:value-type="float" office:value="0.60422883898194546" table:style-name="ce1">
            <text:p>0.604228839</text:p>
          </table:table-cell>
          <table:table-cell office:value-type="float" office:value="0.57172354242662327" table:style-name="ce1">
            <text:p>0.571723542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put/data/a/image_0086.jpg</text:p>
          </table:table-cell>
          <table:table-cell office:value-type="string" table:style-name="ce1">
            <text:p>Pattern 0</text:p>
          </table:table-cell>
          <table:table-cell office:value-type="float" office:value="29.743895986869742" table:style-name="ce1">
            <text:p>29.74389599</text:p>
          </table:table-cell>
          <table:table-cell office:value-type="float" office:value="0.56034299667602672" table:style-name="ce1">
            <text:p>0.560342997</text:p>
          </table:table-cell>
          <table:table-cell office:value-type="float" office:value="0.69810084595768984" table:style-name="ce1">
            <text:p>0.698100846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put/data/a/image_0084.jpg</text:p>
          </table:table-cell>
          <table:table-cell office:value-type="string" table:style-name="ce1">
            <text:p>Pattern 0</text:p>
          </table:table-cell>
          <table:table-cell office:value-type="float" office:value="27.508507282356302" table:style-name="ce1">
            <text:p>27.50850728</text:p>
          </table:table-cell>
          <table:table-cell office:value-type="float" office:value="0.49656864076091828" table:style-name="ce1">
            <text:p>0.496568641</text:p>
          </table:table-cell>
          <table:table-cell office:value-type="float" office:value="0.46615035534755445" table:style-name="ce1">
            <text:p>0.466150355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put/data/a/image_0098.jpg</text:p>
          </table:table-cell>
          <table:table-cell office:value-type="string" table:style-name="ce1">
            <text:p>Pattern 0</text:p>
          </table:table-cell>
          <table:table-cell office:value-type="float" office:value="29.923744812142068" table:style-name="ce1">
            <text:p>29.92374481</text:p>
          </table:table-cell>
          <table:table-cell office:value-type="float" office:value="0.48058208363799276" table:style-name="ce1">
            <text:p>0.480582084</text:p>
          </table:table-cell>
          <table:table-cell office:value-type="float" office:value="0.36038863553035105" table:style-name="ce1">
            <text:p>0.360388636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put/data/a/image_0075.jpg</text:p>
          </table:table-cell>
          <table:table-cell office:value-type="string" table:style-name="ce1">
            <text:p>Pattern 0</text:p>
          </table:table-cell>
          <table:table-cell office:value-type="float" office:value="25.719494094851097" table:style-name="ce1">
            <text:p>25.71949409</text:p>
          </table:table-cell>
          <table:table-cell office:value-type="float" office:value="0.86837711259363981" table:style-name="ce1">
            <text:p>0.868377113</text:p>
          </table:table-cell>
          <table:table-cell office:value-type="float" office:value="0.5314157590554518" table:style-name="ce1">
            <text:p>0.531415759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put/data/a/image_0034.jpg</text:p>
          </table:table-cell>
          <table:table-cell office:value-type="string" table:style-name="ce1">
            <text:p>Pattern 0</text:p>
          </table:table-cell>
          <table:table-cell office:value-type="float" office:value="25.365258756095727" table:style-name="ce1">
            <text:p>25.36525876</text:p>
          </table:table-cell>
          <table:table-cell office:value-type="float" office:value="0.73414299478902456" table:style-name="ce1">
            <text:p>0.734142995</text:p>
          </table:table-cell>
          <table:table-cell office:value-type="float" office:value="0.2254463209046009" table:style-name="ce1">
            <text:p>0.225446321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put/data/a/image_0030.jpg</text:p>
          </table:table-cell>
          <table:table-cell office:value-type="string" table:style-name="ce1">
            <text:p>Pattern 0</text:p>
          </table:table-cell>
          <table:table-cell office:value-type="float" office:value="21.241405659143943" table:style-name="ce1">
            <text:p>21.24140566</text:p>
          </table:table-cell>
          <table:table-cell office:value-type="float" office:value="0.87939935367441824" table:style-name="ce1">
            <text:p>0.879399354</text:p>
          </table:table-cell>
          <table:table-cell office:value-type="float" office:value="0.37087578227090584" table:style-name="ce1">
            <text:p>0.370875782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put/data/a/image_0053.jpg</text:p>
          </table:table-cell>
          <table:table-cell office:value-type="string" table:style-name="ce1">
            <text:p>Pattern 0</text:p>
          </table:table-cell>
          <table:table-cell office:value-type="float" office:value="25.340963909721708" table:style-name="ce1">
            <text:p>25.34096391</text:p>
          </table:table-cell>
          <table:table-cell office:value-type="float" office:value="0.8030740234820839" table:style-name="ce1">
            <text:p>0.803074023</text:p>
          </table:table-cell>
          <table:table-cell office:value-type="float" office:value="0.65196705659104903" table:style-name="ce1">
            <text:p>0.651967057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put/data/a/image_0056.jpg</text:p>
          </table:table-cell>
          <table:table-cell office:value-type="string" table:style-name="ce1">
            <text:p>Pattern 0</text:p>
          </table:table-cell>
          <table:table-cell office:value-type="float" office:value="23.621469160846125" table:style-name="ce1">
            <text:p>23.62146916</text:p>
          </table:table-cell>
          <table:table-cell office:value-type="float" office:value="0.82929088748904944" table:style-name="ce1">
            <text:p>0.829290887</text:p>
          </table:table-cell>
          <table:table-cell office:value-type="float" office:value="0.46440506915365154" table:style-name="ce1">
            <text:p>0.464405069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put/data/a/image_0054.jpg</text:p>
          </table:table-cell>
          <table:table-cell office:value-type="string" table:style-name="ce1">
            <text:p>Pattern 0</text:p>
          </table:table-cell>
          <table:table-cell office:value-type="float" office:value="26.585905339670237" table:style-name="ce1">
            <text:p>26.58590534</text:p>
          </table:table-cell>
          <table:table-cell office:value-type="float" office:value="0.73307968638471888" table:style-name="ce1">
            <text:p>0.733079686</text:p>
          </table:table-cell>
          <table:table-cell office:value-type="float" office:value="0.89612839022923485" table:style-name="ce1">
            <text:p>0.89612839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put/data/a/image_0074.jpg</text:p>
          </table:table-cell>
          <table:table-cell office:value-type="string" table:style-name="ce1">
            <text:p>Pattern 0</text:p>
          </table:table-cell>
          <table:table-cell office:value-type="float" office:value="21.172002160135534" table:style-name="ce1">
            <text:p>21.17200216</text:p>
          </table:table-cell>
          <table:table-cell office:value-type="float" office:value="0.94036313853112996" table:style-name="ce1">
            <text:p>0.940363139</text:p>
          </table:table-cell>
          <table:table-cell office:value-type="float" office:value="0.29979196955524157" table:style-name="ce1">
            <text:p>0.29979197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put/data/a/image_0078.jpg</text:p>
          </table:table-cell>
          <table:table-cell office:value-type="string" table:style-name="ce1">
            <text:p>Pattern 0</text:p>
          </table:table-cell>
          <table:table-cell office:value-type="float" office:value="23.572620595833364" table:style-name="ce1">
            <text:p>23.5726206</text:p>
          </table:table-cell>
          <table:table-cell office:value-type="float" office:value="0.84212376038343129" table:style-name="ce1">
            <text:p>0.84212376</text:p>
          </table:table-cell>
          <table:table-cell office:value-type="float" office:value="0.70091046330021012" table:style-name="ce1">
            <text:p>0.700910463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put/data/a/image_0077.jpg</text:p>
          </table:table-cell>
          <table:table-cell office:value-type="string" table:style-name="ce1">
            <text:p>Pattern 0</text:p>
          </table:table-cell>
          <table:table-cell office:value-type="float" office:value="23.418143671752901" table:style-name="ce1">
            <text:p>23.41814367</text:p>
          </table:table-cell>
          <table:table-cell office:value-type="float" office:value="0.8392676701214733" table:style-name="ce1">
            <text:p>0.83926767</text:p>
          </table:table-cell>
          <table:table-cell office:value-type="float" office:value="0.11764182029610043" table:style-name="ce1">
            <text:p>0.11764182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put/data/a/image_0097.jpg</text:p>
          </table:table-cell>
          <table:table-cell office:value-type="string" table:style-name="ce1">
            <text:p>Pattern 0</text:p>
          </table:table-cell>
          <table:table-cell office:value-type="float" office:value="32.905989676126822" table:style-name="ce1">
            <text:p>32.90598968</text:p>
          </table:table-cell>
          <table:table-cell office:value-type="float" office:value="0.4811317903159727" table:style-name="ce1">
            <text:p>0.48113179</text:p>
          </table:table-cell>
          <table:table-cell office:value-type="float" office:value="0.98715419104858926" table:style-name="ce1">
            <text:p>0.987154191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put/data/a/image_0099.jpg</text:p>
          </table:table-cell>
          <table:table-cell office:value-type="string" table:style-name="ce1">
            <text:p>Pattern 0</text:p>
          </table:table-cell>
          <table:table-cell office:value-type="float" office:value="31.551897662062817" table:style-name="ce1">
            <text:p>31.55189766</text:p>
          </table:table-cell>
          <table:table-cell office:value-type="float" office:value="0.50854774110322587" table:style-name="ce1">
            <text:p>0.508547741</text:p>
          </table:table-cell>
          <table:table-cell office:value-type="float" office:value="0.48186595630926377" table:style-name="ce1">
            <text:p>0.481865956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put/data/a/image_0031.jpg</text:p>
          </table:table-cell>
          <table:table-cell office:value-type="string" table:style-name="ce1">
            <text:p>Pattern 0</text:p>
          </table:table-cell>
          <table:table-cell office:value-type="float" office:value="28.796585633761691" table:style-name="ce1">
            <text:p>28.79658563</text:p>
          </table:table-cell>
          <table:table-cell office:value-type="float" office:value="0.61097165184632285" table:style-name="ce1">
            <text:p>0.610971652</text:p>
          </table:table-cell>
          <table:table-cell office:value-type="float" office:value="0.19201137841658844" table:style-name="ce1">
            <text:p>0.192011378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put/data/a/image_0046.jpg</text:p>
          </table:table-cell>
          <table:table-cell office:value-type="string" table:style-name="ce1">
            <text:p>Pattern 0</text:p>
          </table:table-cell>
          <table:table-cell office:value-type="float" office:value="31.054118825406729" table:style-name="ce1">
            <text:p>31.05411883</text:p>
          </table:table-cell>
          <table:table-cell office:value-type="float" office:value="0.60399534537194244" table:style-name="ce1">
            <text:p>0.60399534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put/data/a/image_0069.jpg</text:p>
          </table:table-cell>
          <table:table-cell office:value-type="string" table:style-name="ce1">
            <text:p>Pattern 0</text:p>
          </table:table-cell>
          <table:table-cell office:value-type="float" office:value="27.210610688059006" table:style-name="ce1">
            <text:p>27.21061069</text:p>
          </table:table-cell>
          <table:table-cell office:value-type="float" office:value="0.80023171495653922" table:style-name="ce1">
            <text:p>0.800231715</text:p>
          </table:table-cell>
          <table:table-cell office:value-type="float" office:value="0.73026576839006041" table:style-name="ce1">
            <text:p>0.730265768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put/data/a/image_0064.jpg</text:p>
          </table:table-cell>
          <table:table-cell office:value-type="string" table:style-name="ce1">
            <text:p>Pattern 0</text:p>
          </table:table-cell>
          <table:table-cell office:value-type="float" office:value="20.044464468288314" table:style-name="ce1">
            <text:p>20.04446447</text:p>
          </table:table-cell>
          <table:table-cell office:value-type="float" office:value="0.98066111456101268" table:style-name="ce1">
            <text:p>0.980661115</text:p>
          </table:table-cell>
          <table:table-cell office:value-type="float" office:value="0.55572857155472888" table:style-name="ce1">
            <text:p>0.555728572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put/data/a/image_0059.jpg</text:p>
          </table:table-cell>
          <table:table-cell office:value-type="string" table:style-name="ce1">
            <text:p>Pattern 0</text:p>
          </table:table-cell>
          <table:table-cell office:value-type="float" office:value="29.48002364899552" table:style-name="ce1">
            <text:p>29.48002365</text:p>
          </table:table-cell>
          <table:table-cell office:value-type="float" office:value="0.80909327616828897" table:style-name="ce1">
            <text:p>0.809093276</text:p>
          </table:table-cell>
          <table:table-cell office:value-type="float" office:value="0.20091368242945379" table:style-name="ce1">
            <text:p>0.200913682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put/data/a/image_0082.jpg</text:p>
          </table:table-cell>
          <table:table-cell office:value-type="string" table:style-name="ce1">
            <text:p>Pattern 0</text:p>
          </table:table-cell>
          <table:table-cell office:value-type="float" office:value="25.866098408005808" table:style-name="ce1">
            <text:p>25.86609841</text:p>
          </table:table-cell>
          <table:table-cell office:value-type="float" office:value="0.86239948948097922" table:style-name="ce1">
            <text:p>0.862399489</text:p>
          </table:table-cell>
          <table:table-cell office:value-type="float" office:value="0.30670558928230207" table:style-name="ce1">
            <text:p>0.306705589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put/data/a/image_0065.jpg</text:p>
          </table:table-cell>
          <table:table-cell office:value-type="string" table:style-name="ce1">
            <text:p>Pattern 1</text:p>
          </table:table-cell>
          <table:table-cell office:value-type="float" office:value="31.047382054158717" table:style-name="ce1">
            <text:p>31.04738205</text:p>
          </table:table-cell>
          <table:table-cell office:value-type="float" office:value="0.41128539093124394" table:style-name="ce1">
            <text:p>0.411285391</text:p>
          </table:table-cell>
          <table:table-cell office:value-type="float" office:value="0.59770500836254359" table:style-name="ce1">
            <text:p>0.597705008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put/data/a/image_0019.jpg</text:p>
          </table:table-cell>
          <table:table-cell office:value-type="string" table:style-name="ce1">
            <text:p>Pattern 0</text:p>
          </table:table-cell>
          <table:table-cell office:value-type="float" office:value="26.309745466649197" table:style-name="ce1">
            <text:p>26.30974547</text:p>
          </table:table-cell>
          <table:table-cell office:value-type="float" office:value="0.80241684553489123" table:style-name="ce1">
            <text:p>0.802416846</text:p>
          </table:table-cell>
          <table:table-cell office:value-type="float" office:value="0.48807387205548036" table:style-name="ce1">
            <text:p>0.488073872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put/data/a/image_0004.jpg</text:p>
          </table:table-cell>
          <table:table-cell office:value-type="string" table:style-name="ce1">
            <text:p>Pattern 0</text:p>
          </table:table-cell>
          <table:table-cell office:value-type="float" office:value="29.843935080137427" table:style-name="ce1">
            <text:p>29.84393508</text:p>
          </table:table-cell>
          <table:table-cell office:value-type="float" office:value="0.538610920565049" table:style-name="ce1">
            <text:p>0.538610921</text:p>
          </table:table-cell>
          <table:table-cell office:value-type="float" office:value="0.79807905588390948" table:style-name="ce1">
            <text:p>0.798079056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put/data/a/image_0067.jpg</text:p>
          </table:table-cell>
          <table:table-cell office:value-type="string" table:style-name="ce1">
            <text:p>Pattern 0</text:p>
          </table:table-cell>
          <table:table-cell office:value-type="float" office:value="25.931771988843064" table:style-name="ce1">
            <text:p>25.93177199</text:p>
          </table:table-cell>
          <table:table-cell office:value-type="float" office:value="0.83173216340960165" table:style-name="ce1">
            <text:p>0.831732163</text:p>
          </table:table-cell>
          <table:table-cell office:value-type="float" office:value="0.22937859086971535" table:style-name="ce1">
            <text:p>0.229378591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put/data/a/image_0091.jpg</text:p>
          </table:table-cell>
          <table:table-cell office:value-type="string" table:style-name="ce1">
            <text:p>Pattern 0</text:p>
          </table:table-cell>
          <table:table-cell office:value-type="float" office:value="23.706067546369336" table:style-name="ce1">
            <text:p>23.70606755</text:p>
          </table:table-cell>
          <table:table-cell office:value-type="float" office:value="0.86851764539206089" table:style-name="ce1">
            <text:p>0.868517645</text:p>
          </table:table-cell>
          <table:table-cell office:value-type="float" office:value="0.36139235262077007" table:style-name="ce1">
            <text:p>0.361392353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put/data/a/image_0095.jpg</text:p>
          </table:table-cell>
          <table:table-cell office:value-type="string" table:style-name="ce1">
            <text:p>Pattern 0</text:p>
          </table:table-cell>
          <table:table-cell office:value-type="float" office:value="29.536875615276038" table:style-name="ce1">
            <text:p>29.53687562</text:p>
          </table:table-cell>
          <table:table-cell office:value-type="float" office:value="0.63968438510232506" table:style-name="ce1">
            <text:p>0.639684385</text:p>
          </table:table-cell>
          <table:table-cell office:value-type="float" office:value="0.6057938492131264" table:style-name="ce1">
            <text:p>0.605793849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put/data/a/image_0012.jpg</text:p>
          </table:table-cell>
          <table:table-cell office:value-type="string" table:style-name="ce1">
            <text:p>Pattern 0</text:p>
          </table:table-cell>
          <table:table-cell office:value-type="float" office:value="25.269840908901031" table:style-name="ce1">
            <text:p>25.26984091</text:p>
          </table:table-cell>
          <table:table-cell office:value-type="float" office:value="0.695107929731555" table:style-name="ce1">
            <text:p>0.69510793</text:p>
          </table:table-cell>
          <table:table-cell office:value-type="float" office:value="0.56547821106303509" table:style-name="ce1">
            <text:p>0.565478211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put/data/a/image_0040.jpg</text:p>
          </table:table-cell>
          <table:table-cell office:value-type="string" table:style-name="ce1">
            <text:p>Pattern 0</text:p>
          </table:table-cell>
          <table:table-cell office:value-type="float" office:value="23.35768034587505" table:style-name="ce1">
            <text:p>23.35768035</text:p>
          </table:table-cell>
          <table:table-cell office:value-type="float" office:value="0.73385540996828946" table:style-name="ce1">
            <text:p>0.73385541</text:p>
          </table:table-cell>
          <table:table-cell office:value-type="float" office:value="0.25078164677041764" table:style-name="ce1">
            <text:p>0.250781647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put/data/a/image_0087.jpg</text:p>
          </table:table-cell>
          <table:table-cell office:value-type="string" table:style-name="ce1">
            <text:p>Pattern 0</text:p>
          </table:table-cell>
          <table:table-cell office:value-type="float" office:value="31.075644596292555" table:style-name="ce1">
            <text:p>31.0756446</text:p>
          </table:table-cell>
          <table:table-cell office:value-type="float" office:value="0.64370752414789412" table:style-name="ce1">
            <text:p>0.643707524</text:p>
          </table:table-cell>
          <table:table-cell office:value-type="float" office:value="0.35395719574497231" table:style-name="ce1">
            <text:p>0.353957196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put/data/a/image_0080.jpg</text:p>
          </table:table-cell>
          <table:table-cell office:value-type="string" table:style-name="ce1">
            <text:p>Pattern 0</text:p>
          </table:table-cell>
          <table:table-cell office:value-type="float" office:value="25.9058954096731" table:style-name="ce1">
            <text:p>25.90589541</text:p>
          </table:table-cell>
          <table:table-cell office:value-type="float" office:value="0.7568604012085125" table:style-name="ce1">
            <text:p>0.756860401</text:p>
          </table:table-cell>
          <table:table-cell office:value-type="float" office:value="0.66352562226777878" table:style-name="ce1">
            <text:p>0.663525622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put/data/a/image_0009.jpg</text:p>
          </table:table-cell>
          <table:table-cell office:value-type="string" table:style-name="ce1">
            <text:p>Pattern 0</text:p>
          </table:table-cell>
          <table:table-cell office:value-type="float" office:value="27.210180686682239" table:style-name="ce1">
            <text:p>27.21018069</text:p>
          </table:table-cell>
          <table:table-cell office:value-type="float" office:value="0.78708683556127801" table:style-name="ce1">
            <text:p>0.787086836</text:p>
          </table:table-cell>
          <table:table-cell office:value-type="float" office:value="0.54627041218648853" table:style-name="ce1">
            <text:p>0.546270412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put/data/a/image_0073.jpg</text:p>
          </table:table-cell>
          <table:table-cell office:value-type="string" table:style-name="ce1">
            <text:p>Pattern 0</text:p>
          </table:table-cell>
          <table:table-cell office:value-type="float" office:value="23.186126430844229" table:style-name="ce1">
            <text:p>23.18612643</text:p>
          </table:table-cell>
          <table:table-cell office:value-type="float" office:value="0.83918597061928946" table:style-name="ce1">
            <text:p>0.839185971</text:p>
          </table:table-cell>
          <table:table-cell office:value-type="float" office:value="0.59051114215673373" table:style-name="ce1">
            <text:p>0.590511142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put/data/a/image_0100.jpg</text:p>
          </table:table-cell>
          <table:table-cell office:value-type="string" table:style-name="ce1">
            <text:p>Pattern 0</text:p>
          </table:table-cell>
          <table:table-cell office:value-type="float" office:value="26.356522899152413" table:style-name="ce1">
            <text:p>26.3565229</text:p>
          </table:table-cell>
          <table:table-cell office:value-type="float" office:value="0.72268578702241926" table:style-name="ce1">
            <text:p>0.722685787</text:p>
          </table:table-cell>
          <table:table-cell office:value-type="float" office:value="0.47956256847673151" table:style-name="ce1">
            <text:p>0.479562568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put/data/a/image_0021.jpg</text:p>
          </table:table-cell>
          <table:table-cell office:value-type="string" table:style-name="ce1">
            <text:p>Pattern 0</text:p>
          </table:table-cell>
          <table:table-cell office:value-type="float" office:value="32.832625737158274" table:style-name="ce1">
            <text:p>32.83262574</text:p>
          </table:table-cell>
          <table:table-cell office:value-type="float" office:value="0.52092552145254734" table:style-name="ce1">
            <text:p>0.520925521</text:p>
          </table:table-cell>
          <table:table-cell office:value-type="float" office:value="0.79780738917131477" table:style-name="ce1">
            <text:p>0.797807389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put/data/a/image_0088.jpg</text:p>
          </table:table-cell>
          <table:table-cell office:value-type="string" table:style-name="ce1">
            <text:p>Pattern 1</text:p>
          </table:table-cell>
          <table:table-cell office:value-type="float" office:value="34.133819202975708" table:style-name="ce1">
            <text:p>34.1338192</text:p>
          </table:table-cell>
          <table:table-cell office:value-type="float" office:value="0.32840884205444437" table:style-name="ce1">
            <text:p>0.328408842</text:p>
          </table:table-cell>
          <table:table-cell office:value-type="float" office:value="0.32617283722073487" table:style-name="ce1">
            <text:p>0.326172837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put/data/a/image_0089.jpg</text:p>
          </table:table-cell>
          <table:table-cell office:value-type="string" table:style-name="ce1">
            <text:p>Pattern 0</text:p>
          </table:table-cell>
          <table:table-cell office:value-type="float" office:value="34.246112421782335" table:style-name="ce1">
            <text:p>34.24611242</text:p>
          </table:table-cell>
          <table:table-cell office:value-type="float" office:value="0.47791148536016642" table:style-name="ce1">
            <text:p>0.477911485</text:p>
          </table:table-cell>
          <table:table-cell office:value-type="float" office:value="0.5124269207360781" table:style-name="ce1">
            <text:p>0.512426921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put/data/b/image_0005.jpg</text:p>
          </table:table-cell>
          <table:table-cell office:value-type="string" table:style-name="ce1">
            <text:p>Pattern 1</text:p>
          </table:table-cell>
          <table:table-cell office:value-type="float" office:value="32.836639506516377" table:style-name="ce1">
            <text:p>32.83663951</text:p>
          </table:table-cell>
          <table:table-cell office:value-type="float" office:value="0.21475352939959211" table:style-name="ce1">
            <text:p>0.214753529</text:p>
          </table:table-cell>
          <table:table-cell office:value-type="float" office:value="0.59711205663848366" table:style-name="ce1">
            <text:p>0.597112057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put/data/b/image_0020.jpg</text:p>
          </table:table-cell>
          <table:table-cell office:value-type="string" table:style-name="ce1">
            <text:p>Pattern 1</text:p>
          </table:table-cell>
          <table:table-cell office:value-type="float" office:value="27.710750361899063" table:style-name="ce1">
            <text:p>27.71075036</text:p>
          </table:table-cell>
          <table:table-cell office:value-type="float" office:value="7.397653554783773E-2" table:style-name="ce1">
            <text:p>0.073976536</text:p>
          </table:table-cell>
          <table:table-cell office:value-type="float" office:value="2.6369755555079977E-2" table:style-name="ce1">
            <text:p>0.026369756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put/data/b/image_0006.jpg</text:p>
          </table:table-cell>
          <table:table-cell office:value-type="string" table:style-name="ce1">
            <text:p>Pattern 1</text:p>
          </table:table-cell>
          <table:table-cell office:value-type="float" office:value="29.248575423597515" table:style-name="ce1">
            <text:p>29.24857542</text:p>
          </table:table-cell>
          <table:table-cell office:value-type="float" office:value="0.24595676337667804" table:style-name="ce1">
            <text:p>0.245956763</text:p>
          </table:table-cell>
          <table:table-cell office:value-type="float" office:value="0.82648544802346269" table:style-name="ce1">
            <text:p>0.826485448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put/data/b/image_0009.jpg</text:p>
          </table:table-cell>
          <table:table-cell office:value-type="string" table:style-name="ce1">
            <text:p>Pattern 1</text:p>
          </table:table-cell>
          <table:table-cell office:value-type="float" office:value="29.311488081654865" table:style-name="ce1">
            <text:p>29.31148808</text:p>
          </table:table-cell>
          <table:table-cell office:value-type="float" office:value="0.21959945584623969" table:style-name="ce1">
            <text:p>0.219599456</text:p>
          </table:table-cell>
          <table:table-cell office:value-type="float" office:value="0.56563688716235416" table:style-name="ce1">
            <text:p>0.565636887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put/data/b/image_0013.jpg</text:p>
          </table:table-cell>
          <table:table-cell office:value-type="string" table:style-name="ce1">
            <text:p>Pattern 1</text:p>
          </table:table-cell>
          <table:table-cell office:value-type="float" office:value="31.972759423145916" table:style-name="ce1">
            <text:p>31.97275942</text:p>
          </table:table-cell>
          <table:table-cell office:value-type="float" office:value="0.23336488854145312" table:style-name="ce1">
            <text:p>0.233364889</text:p>
          </table:table-cell>
          <table:table-cell office:value-type="float" office:value="0.81421248253373246" table:style-name="ce1">
            <text:p>0.814212483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put/data/b/image_0002.jpg</text:p>
          </table:table-cell>
          <table:table-cell office:value-type="string" table:style-name="ce1">
            <text:p>Pattern 1</text:p>
          </table:table-cell>
          <table:table-cell office:value-type="float" office:value="32.632995316488753" table:style-name="ce1">
            <text:p>32.63299532</text:p>
          </table:table-cell>
          <table:table-cell office:value-type="float" office:value="0.12201106793129557" table:style-name="ce1">
            <text:p>0.122011068</text:p>
          </table:table-cell>
          <table:table-cell office:value-type="float" office:value="0.34310830566751893" table:style-name="ce1">
            <text:p>0.343108306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put/data/b/image_0035.jpg</text:p>
          </table:table-cell>
          <table:table-cell office:value-type="string" table:style-name="ce1">
            <text:p>Pattern 1</text:p>
          </table:table-cell>
          <table:table-cell office:value-type="float" office:value="31.45988203335947" table:style-name="ce1">
            <text:p>31.45988203</text:p>
          </table:table-cell>
          <table:table-cell office:value-type="float" office:value="0.10883901000415763" table:style-name="ce1">
            <text:p>0.10883901</text:p>
          </table:table-cell>
          <table:table-cell office:value-type="float" office:value="0.30735100916271629" table:style-name="ce1">
            <text:p>0.307351009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put/data/b/image_0019.jpg</text:p>
          </table:table-cell>
          <table:table-cell office:value-type="string" table:style-name="ce1">
            <text:p>Pattern 1</text:p>
          </table:table-cell>
          <table:table-cell office:value-type="float" office:value="30.843232112139905" table:style-name="ce1">
            <text:p>30.84323211</text:p>
          </table:table-cell>
          <table:table-cell office:value-type="float" office:value="6.494371974073343E-2" table:style-name="ce1">
            <text:p>0.06494372</text:p>
          </table:table-cell>
          <table:table-cell office:value-type="float" office:value="0.14466901303393404" table:style-name="ce1">
            <text:p>0.144669013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put/data/b/image_0031.jpg</text:p>
          </table:table-cell>
          <table:table-cell office:value-type="string" table:style-name="ce1">
            <text:p>Pattern 1</text:p>
          </table:table-cell>
          <table:table-cell office:value-type="float" office:value="29.776823335268954" table:style-name="ce1">
            <text:p>29.77682334</text:p>
          </table:table-cell>
          <table:table-cell office:value-type="float" office:value="5.4487915136436138E-2" table:style-name="ce1">
            <text:p>0.054487915</text:p>
          </table:table-cell>
          <table:table-cell office:value-type="float" office:value="0.47442001125901118" table:style-name="ce1">
            <text:p>0.474420011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put/data/b/image_0014.jpg</text:p>
          </table:table-cell>
          <table:table-cell office:value-type="string" table:style-name="ce1">
            <text:p>Pattern 1</text:p>
          </table:table-cell>
          <table:table-cell office:value-type="float" office:value="30.461280020819292" table:style-name="ce1">
            <text:p>30.46128002</text:p>
          </table:table-cell>
          <table:table-cell office:value-type="float" office:value="8.7740932267503235E-2" table:style-name="ce1">
            <text:p>0.087740932</text:p>
          </table:table-cell>
          <table:table-cell office:value-type="float" office:value="0.42751468697244671" table:style-name="ce1">
            <text:p>0.427514687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put/data/b/image_0024.jpg</text:p>
          </table:table-cell>
          <table:table-cell office:value-type="string" table:style-name="ce1">
            <text:p>Pattern 1</text:p>
          </table:table-cell>
          <table:table-cell office:value-type="float" office:value="28.905487072919428" table:style-name="ce1">
            <text:p>28.90548707</text:p>
          </table:table-cell>
          <table:table-cell office:value-type="float" office:value="4.2780112980970841E-2" table:style-name="ce1">
            <text:p>0.042780113</text:p>
          </table:table-cell>
          <table:table-cell office:value-type="float" office:value="0.42243288076339192" table:style-name="ce1">
            <text:p>0.422432881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put/data/b/image_0084.jpg</text:p>
          </table:table-cell>
          <table:table-cell office:value-type="string" table:style-name="ce1">
            <text:p>Pattern 1</text:p>
          </table:table-cell>
          <table:table-cell office:value-type="float" office:value="32.963917135782296" table:style-name="ce1">
            <text:p>32.96391714</text:p>
          </table:table-cell>
          <table:table-cell office:value-type="float" office:value="0.15051774091421039" table:style-name="ce1">
            <text:p>0.150517741</text:p>
          </table:table-cell>
          <table:table-cell office:value-type="float" office:value="0.39191074725743036" table:style-name="ce1">
            <text:p>0.391910747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put/data/b/image_0034.jpg</text:p>
          </table:table-cell>
          <table:table-cell office:value-type="string" table:style-name="ce1">
            <text:p>Pattern 1</text:p>
          </table:table-cell>
          <table:table-cell office:value-type="float" office:value="31.169919130764637" table:style-name="ce1">
            <text:p>31.16991913</text:p>
          </table:table-cell>
          <table:table-cell office:value-type="float" office:value="0.19174764820854884" table:style-name="ce1">
            <text:p>0.191747648</text:p>
          </table:table-cell>
          <table:table-cell office:value-type="float" office:value="0.45564831326093336" table:style-name="ce1">
            <text:p>0.455648313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put/data/b/image_0008.jpg</text:p>
          </table:table-cell>
          <table:table-cell office:value-type="string" table:style-name="ce1">
            <text:p>Pattern 1</text:p>
          </table:table-cell>
          <table:table-cell office:value-type="float" office:value="32.043158805010492" table:style-name="ce1">
            <text:p>32.04315881</text:p>
          </table:table-cell>
          <table:table-cell office:value-type="float" office:value="0.13805283434153087" table:style-name="ce1">
            <text:p>0.138052834</text:p>
          </table:table-cell>
          <table:table-cell office:value-type="float" office:value="0.18569439359699336" table:style-name="ce1">
            <text:p>0.185694394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put/data/b/image_0022.jpg</text:p>
          </table:table-cell>
          <table:table-cell office:value-type="string" table:style-name="ce1">
            <text:p>Pattern 1</text:p>
          </table:table-cell>
          <table:table-cell office:value-type="float" office:value="30.214089298163021" table:style-name="ce1">
            <text:p>30.2140893</text:p>
          </table:table-cell>
          <table:table-cell office:value-type="float" office:value="0.10899054844951539" table:style-name="ce1">
            <text:p>0.108990548</text:p>
          </table:table-cell>
          <table:table-cell office:value-type="float" office:value="0.26468238665745158" table:style-name="ce1">
            <text:p>0.264682387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put/data/b/image_0047.jpg</text:p>
          </table:table-cell>
          <table:table-cell office:value-type="string" table:style-name="ce1">
            <text:p>Pattern 1</text:p>
          </table:table-cell>
          <table:table-cell office:value-type="float" office:value="32.679492368841778" table:style-name="ce1">
            <text:p>32.67949237</text:p>
          </table:table-cell>
          <table:table-cell office:value-type="float" office:value="0.4339679930695981" table:style-name="ce1">
            <text:p>0.433967993</text:p>
          </table:table-cell>
          <table:table-cell office:value-type="float" office:value="0.42064812318350847" table:style-name="ce1">
            <text:p>0.420648123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put/data/b/image_0053.jpg</text:p>
          </table:table-cell>
          <table:table-cell office:value-type="string" table:style-name="ce1">
            <text:p>Pattern 1</text:p>
          </table:table-cell>
          <table:table-cell office:value-type="float" office:value="30.987353419115667" table:style-name="ce1">
            <text:p>30.98735342</text:p>
          </table:table-cell>
          <table:table-cell office:value-type="float" office:value="0.22085982706232024" table:style-name="ce1">
            <text:p>0.220859827</text:p>
          </table:table-cell>
          <table:table-cell office:value-type="float" office:value="0.50751156596484592" table:style-name="ce1">
            <text:p>0.507511566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put/data/b/image_0003.jpg</text:p>
          </table:table-cell>
          <table:table-cell office:value-type="string" table:style-name="ce1">
            <text:p>Pattern 1</text:p>
          </table:table-cell>
          <table:table-cell office:value-type="float" office:value="28.803851175550307" table:style-name="ce1">
            <text:p>28.80385118</text:p>
          </table:table-cell>
          <table:table-cell office:value-type="float" office:value="0.10162956211503971" table:style-name="ce1">
            <text:p>0.101629562</text:p>
          </table:table-cell>
          <table:table-cell office:value-type="float" office:value="0.40918575334451124" table:style-name="ce1">
            <text:p>0.409185753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put/data/b/image_0067.jpg</text:p>
          </table:table-cell>
          <table:table-cell office:value-type="string" table:style-name="ce1">
            <text:p>Pattern 1</text:p>
          </table:table-cell>
          <table:table-cell office:value-type="float" office:value="31.023453143699438" table:style-name="ce1">
            <text:p>31.02345314</text:p>
          </table:table-cell>
          <table:table-cell office:value-type="float" office:value="0.30963219221038502" table:style-name="ce1">
            <text:p>0.309632192</text:p>
          </table:table-cell>
          <table:table-cell office:value-type="float" office:value="0.56973585464247878" table:style-name="ce1">
            <text:p>0.569735855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put/data/b/image_0038.jpg</text:p>
          </table:table-cell>
          <table:table-cell office:value-type="string" table:style-name="ce1">
            <text:p>Pattern 1</text:p>
          </table:table-cell>
          <table:table-cell office:value-type="float" office:value="32.097281481130679" table:style-name="ce1">
            <text:p>32.09728148</text:p>
          </table:table-cell>
          <table:table-cell office:value-type="float" office:value="0.13808639532486344" table:style-name="ce1">
            <text:p>0.138086395</text:p>
          </table:table-cell>
          <table:table-cell office:value-type="float" office:value="0.54472740342517367" table:style-name="ce1">
            <text:p>0.544727403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put/data/b/image_0082.jpg</text:p>
          </table:table-cell>
          <table:table-cell office:value-type="string" table:style-name="ce1">
            <text:p>Pattern 1</text:p>
          </table:table-cell>
          <table:table-cell office:value-type="float" office:value="28.509764854276629" table:style-name="ce1">
            <text:p>28.50976485</text:p>
          </table:table-cell>
          <table:table-cell office:value-type="float" office:value="0.31275583814895946" table:style-name="ce1">
            <text:p>0.312755838</text:p>
          </table:table-cell>
          <table:table-cell office:value-type="float" office:value="0.66077474858455254" table:style-name="ce1">
            <text:p>0.660774749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put/data/b/image_0069.jpg</text:p>
          </table:table-cell>
          <table:table-cell office:value-type="string" table:style-name="ce1">
            <text:p>Pattern 1</text:p>
          </table:table-cell>
          <table:table-cell office:value-type="float" office:value="32.466084347940658" table:style-name="ce1">
            <text:p>32.46608435</text:p>
          </table:table-cell>
          <table:table-cell office:value-type="float" office:value="0.3799353871597223" table:style-name="ce1">
            <text:p>0.379935387</text:p>
          </table:table-cell>
          <table:table-cell office:value-type="float" office:value="0.52881481530621977" table:style-name="ce1">
            <text:p>0.528814815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put/data/b/image_0086.jpg</text:p>
          </table:table-cell>
          <table:table-cell office:value-type="string" table:style-name="ce1">
            <text:p>Pattern 1</text:p>
          </table:table-cell>
          <table:table-cell office:value-type="float" office:value="32.678694819777391" table:style-name="ce1">
            <text:p>32.67869482</text:p>
          </table:table-cell>
          <table:table-cell office:value-type="float" office:value="0.14100846773841397" table:style-name="ce1">
            <text:p>0.141008468</text:p>
          </table:table-cell>
          <table:table-cell office:value-type="float" office:value="0.37990592554938352" table:style-name="ce1">
            <text:p>0.379905926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put/data/b/image_0097.jpg</text:p>
          </table:table-cell>
          <table:table-cell office:value-type="string" table:style-name="ce1">
            <text:p>Pattern 1</text:p>
          </table:table-cell>
          <table:table-cell office:value-type="float" office:value="32.131750037916277" table:style-name="ce1">
            <text:p>32.13175004</text:p>
          </table:table-cell>
          <table:table-cell office:value-type="float" office:value="0.29045197156979818" table:style-name="ce1">
            <text:p>0.290451972</text:p>
          </table:table-cell>
          <table:table-cell office:value-type="float" office:value="0.5882569661444832" table:style-name="ce1">
            <text:p>0.588256966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put/data/b/image_0001.jpg</text:p>
          </table:table-cell>
          <table:table-cell office:value-type="string" table:style-name="ce1">
            <text:p>Pattern 1</text:p>
          </table:table-cell>
          <table:table-cell office:value-type="float" office:value="29.841651519887787" table:style-name="ce1">
            <text:p>29.84165152</text:p>
          </table:table-cell>
          <table:table-cell office:value-type="float" office:value="0.28414380592625832" table:style-name="ce1">
            <text:p>0.284143806</text:p>
          </table:table-cell>
          <table:table-cell office:value-type="float" office:value="0.38230070781772618" table:style-name="ce1">
            <text:p>0.382300708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put/data/b/image_0046.jpg</text:p>
          </table:table-cell>
          <table:table-cell office:value-type="string" table:style-name="ce1">
            <text:p>Pattern 1</text:p>
          </table:table-cell>
          <table:table-cell office:value-type="float" office:value="33.521580669695474" table:style-name="ce1">
            <text:p>33.52158067</text:p>
          </table:table-cell>
          <table:table-cell office:value-type="float" office:value="0.14812827072183637" table:style-name="ce1">
            <text:p>0.148128271</text:p>
          </table:table-cell>
          <table:table-cell office:value-type="float" office:value="0.35885827773616286" table:style-name="ce1">
            <text:p>0.358858278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put/data/b/image_0044.jpg</text:p>
          </table:table-cell>
          <table:table-cell office:value-type="string" table:style-name="ce1">
            <text:p>Pattern 1</text:p>
          </table:table-cell>
          <table:table-cell office:value-type="float" office:value="29.453120889738013" table:style-name="ce1">
            <text:p>29.45312089</text:p>
          </table:table-cell>
          <table:table-cell office:value-type="float" office:value="0.22556257301537519" table:style-name="ce1">
            <text:p>0.225562573</text:p>
          </table:table-cell>
          <table:table-cell office:value-type="float" office:value="0.47555270533643479" table:style-name="ce1">
            <text:p>0.475552705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put/data/b/image_0058.jpg</text:p>
          </table:table-cell>
          <table:table-cell office:value-type="string" table:style-name="ce1">
            <text:p>Pattern 1</text:p>
          </table:table-cell>
          <table:table-cell office:value-type="float" office:value="31.560845527240691" table:style-name="ce1">
            <text:p>31.56084553</text:p>
          </table:table-cell>
          <table:table-cell office:value-type="float" office:value="0.17107458928243013" table:style-name="ce1">
            <text:p>0.171074589</text:p>
          </table:table-cell>
          <table:table-cell office:value-type="float" office:value="0.5732028624073211" table:style-name="ce1">
            <text:p>0.573202862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put/data/b/image_0061.jpg</text:p>
          </table:table-cell>
          <table:table-cell office:value-type="string" table:style-name="ce1">
            <text:p>Pattern 1</text:p>
          </table:table-cell>
          <table:table-cell office:value-type="float" office:value="30.587443692224209" table:style-name="ce1">
            <text:p>30.58744369</text:p>
          </table:table-cell>
          <table:table-cell office:value-type="float" office:value="0.13900326771165245" table:style-name="ce1">
            <text:p>0.139003268</text:p>
          </table:table-cell>
          <table:table-cell office:value-type="float" office:value="0.43091443574292643" table:style-name="ce1">
            <text:p>0.430914436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put/data/b/image_0063.jpg</text:p>
          </table:table-cell>
          <table:table-cell office:value-type="string" table:style-name="ce1">
            <text:p>Pattern 1</text:p>
          </table:table-cell>
          <table:table-cell office:value-type="float" office:value="29.459827537116972" table:style-name="ce1">
            <text:p>29.45982754</text:p>
          </table:table-cell>
          <table:table-cell office:value-type="float" office:value="0.11393456061957802" table:style-name="ce1">
            <text:p>0.113934561</text:p>
          </table:table-cell>
          <table:table-cell office:value-type="float" office:value="0.37539155849414391" table:style-name="ce1">
            <text:p>0.375391558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put/data/b/image_0012.jpg</text:p>
          </table:table-cell>
          <table:table-cell office:value-type="string" table:style-name="ce1">
            <text:p>Pattern 1</text:p>
          </table:table-cell>
          <table:table-cell office:value-type="float" office:value="31.046896271618074" table:style-name="ce1">
            <text:p>31.04689627</text:p>
          </table:table-cell>
          <table:table-cell office:value-type="float" office:value="0.40786947915225447" table:style-name="ce1">
            <text:p>0.407869479</text:p>
          </table:table-cell>
          <table:table-cell office:value-type="float" office:value="0.83912035049879674" table:style-name="ce1">
            <text:p>0.83912035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put/data/b/image_0071.jpg</text:p>
          </table:table-cell>
          <table:table-cell office:value-type="string" table:style-name="ce1">
            <text:p>Pattern 1</text:p>
          </table:table-cell>
          <table:table-cell office:value-type="float" office:value="29.660318268475539" table:style-name="ce1">
            <text:p>29.66031827</text:p>
          </table:table-cell>
          <table:table-cell office:value-type="float" office:value="0.15666520202445094" table:style-name="ce1">
            <text:p>0.156665202</text:p>
          </table:table-cell>
          <table:table-cell office:value-type="float" office:value="0.6677919472393874" table:style-name="ce1">
            <text:p>0.667791947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put/data/b/image_0087.jpg</text:p>
          </table:table-cell>
          <table:table-cell office:value-type="string" table:style-name="ce1">
            <text:p>Pattern 1</text:p>
          </table:table-cell>
          <table:table-cell office:value-type="float" office:value="33.476900765466134" table:style-name="ce1">
            <text:p>33.47690077</text:p>
          </table:table-cell>
          <table:table-cell office:value-type="float" office:value="0.26570526946409134" table:style-name="ce1">
            <text:p>0.265705269</text:p>
          </table:table-cell>
          <table:table-cell office:value-type="float" office:value="0.33510527659625122" table:style-name="ce1">
            <text:p>0.335105277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put/data/b/image_0004.jpg</text:p>
          </table:table-cell>
          <table:table-cell office:value-type="string" table:style-name="ce1">
            <text:p>Pattern 1</text:p>
          </table:table-cell>
          <table:table-cell office:value-type="float" office:value="30.818751671635493" table:style-name="ce1">
            <text:p>30.81875167</text:p>
          </table:table-cell>
          <table:table-cell office:value-type="float" office:value="0.38819030947960304" table:style-name="ce1">
            <text:p>0.388190309</text:p>
          </table:table-cell>
          <table:table-cell office:value-type="float" office:value="0.53827744484513385" table:style-name="ce1">
            <text:p>0.538277445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put/data/b/image_0098.jpg</text:p>
          </table:table-cell>
          <table:table-cell office:value-type="string" table:style-name="ce1">
            <text:p>Pattern 1</text:p>
          </table:table-cell>
          <table:table-cell office:value-type="float" office:value="31.869441206697765" table:style-name="ce1">
            <text:p>31.86944121</text:p>
          </table:table-cell>
          <table:table-cell office:value-type="float" office:value="0.2724795610826663" table:style-name="ce1">
            <text:p>0.272479561</text:p>
          </table:table-cell>
          <table:table-cell office:value-type="float" office:value="0.597927366422488" table:style-name="ce1">
            <text:p>0.597927366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put/data/b/image_0096.jpg</text:p>
          </table:table-cell>
          <table:table-cell office:value-type="string" table:style-name="ce1">
            <text:p>Pattern 1</text:p>
          </table:table-cell>
          <table:table-cell office:value-type="float" office:value="30.672391302219424" table:style-name="ce1">
            <text:p>30.6723913</text:p>
          </table:table-cell>
          <table:table-cell office:value-type="float" office:value="0.19941867756694537" table:style-name="ce1">
            <text:p>0.199418678</text:p>
          </table:table-cell>
          <table:table-cell office:value-type="float" office:value="0.8008924770123057" table:style-name="ce1">
            <text:p>0.800892477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put/data/b/image_0050.jpg</text:p>
          </table:table-cell>
          <table:table-cell office:value-type="string" table:style-name="ce1">
            <text:p>Pattern 1</text:p>
          </table:table-cell>
          <table:table-cell office:value-type="float" office:value="30.925424975487839" table:style-name="ce1">
            <text:p>30.92542498</text:p>
          </table:table-cell>
          <table:table-cell office:value-type="float" office:value="0.2418188177341479" table:style-name="ce1">
            <text:p>0.241818818</text:p>
          </table:table-cell>
          <table:table-cell office:value-type="float" office:value="0.35972805728186752" table:style-name="ce1">
            <text:p>0.359728057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put/data/b/image_0066.jpg</text:p>
          </table:table-cell>
          <table:table-cell office:value-type="string" table:style-name="ce1">
            <text:p>Pattern 1</text:p>
          </table:table-cell>
          <table:table-cell office:value-type="float" office:value="29.682076883332961" table:style-name="ce1">
            <text:p>29.68207688</text:p>
          </table:table-cell>
          <table:table-cell office:value-type="float" office:value="0.28856994864323449" table:style-name="ce1">
            <text:p>0.288569949</text:p>
          </table:table-cell>
          <table:table-cell office:value-type="float" office:value="0.63826303092524705" table:style-name="ce1">
            <text:p>0.638263031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put/data/b/image_0023.jpg</text:p>
          </table:table-cell>
          <table:table-cell office:value-type="string" table:style-name="ce1">
            <text:p>Pattern 1</text:p>
          </table:table-cell>
          <table:table-cell office:value-type="float" office:value="30.142618933973726" table:style-name="ce1">
            <text:p>30.14261893</text:p>
          </table:table-cell>
          <table:table-cell office:value-type="float" office:value="6.1805731470666869E-2" table:style-name="ce1">
            <text:p>0.061805731</text:p>
          </table:table-cell>
          <table:table-cell office:value-type="float" office:value="0.4717797179540183" table:style-name="ce1">
            <text:p>0.471779718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put/data/b/image_0078.jpg</text:p>
          </table:table-cell>
          <table:table-cell office:value-type="string" table:style-name="ce1">
            <text:p>Pattern 1</text:p>
          </table:table-cell>
          <table:table-cell office:value-type="float" office:value="30.659577554020938" table:style-name="ce1">
            <text:p>30.65957755</text:p>
          </table:table-cell>
          <table:table-cell office:value-type="float" office:value="0.22501050810149667" table:style-name="ce1">
            <text:p>0.225010508</text:p>
          </table:table-cell>
          <table:table-cell office:value-type="float" office:value="0.27348015385046265" table:style-name="ce1">
            <text:p>0.273480154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put/data/b/image_0079.jpg</text:p>
          </table:table-cell>
          <table:table-cell office:value-type="string" table:style-name="ce1">
            <text:p>Pattern 1</text:p>
          </table:table-cell>
          <table:table-cell office:value-type="float" office:value="30.974791086409063" table:style-name="ce1">
            <text:p>30.97479109</text:p>
          </table:table-cell>
          <table:table-cell office:value-type="float" office:value="0.28427607046674697" table:style-name="ce1">
            <text:p>0.28427607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put/data/b/image_0030.jpg</text:p>
          </table:table-cell>
          <table:table-cell office:value-type="string" table:style-name="ce1">
            <text:p>Pattern 1</text:p>
          </table:table-cell>
          <table:table-cell office:value-type="float" office:value="33.045453635359515" table:style-name="ce1">
            <text:p>33.04545364</text:p>
          </table:table-cell>
          <table:table-cell office:value-type="float" office:value="0.23445398223107219" table:style-name="ce1">
            <text:p>0.234453982</text:p>
          </table:table-cell>
          <table:table-cell office:value-type="float" office:value="0.53865501745231781" table:style-name="ce1">
            <text:p>0.538655017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put/data/b/image_0036.jpg</text:p>
          </table:table-cell>
          <table:table-cell office:value-type="string" table:style-name="ce1">
            <text:p>Pattern 1</text:p>
          </table:table-cell>
          <table:table-cell office:value-type="float" office:value="30.621811896061786" table:style-name="ce1">
            <text:p>30.6218119</text:p>
          </table:table-cell>
          <table:table-cell office:value-type="float" office:value="0.11537295878438764" table:style-name="ce1">
            <text:p>0.115372959</text:p>
          </table:table-cell>
          <table:table-cell office:value-type="float" office:value="0.40644501860984539" table:style-name="ce1">
            <text:p>0.406445019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put/data/b/image_0039.jpg</text:p>
          </table:table-cell>
          <table:table-cell office:value-type="string" table:style-name="ce1">
            <text:p>Pattern 1</text:p>
          </table:table-cell>
          <table:table-cell office:value-type="float" office:value="32.319375941146667" table:style-name="ce1">
            <text:p>32.31937594</text:p>
          </table:table-cell>
          <table:table-cell office:value-type="float" office:value="0.21454659822599348" table:style-name="ce1">
            <text:p>0.214546598</text:p>
          </table:table-cell>
          <table:table-cell office:value-type="float" office:value="0.25897077820686965" table:style-name="ce1">
            <text:p>0.258970778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put/data/b/image_0072.jpg</text:p>
          </table:table-cell>
          <table:table-cell office:value-type="string" table:style-name="ce1">
            <text:p>Pattern 1</text:p>
          </table:table-cell>
          <table:table-cell office:value-type="float" office:value="30.86405161856263" table:style-name="ce1">
            <text:p>30.86405162</text:p>
          </table:table-cell>
          <table:table-cell office:value-type="float" office:value="8.8891719434274818E-2" table:style-name="ce1">
            <text:p>0.088891719</text:p>
          </table:table-cell>
          <table:table-cell office:value-type="float" office:value="0.71113704710037307" table:style-name="ce1">
            <text:p>0.711137047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put/data/b/image_0015.jpg</text:p>
          </table:table-cell>
          <table:table-cell office:value-type="string" table:style-name="ce1">
            <text:p>Pattern 1</text:p>
          </table:table-cell>
          <table:table-cell office:value-type="float" office:value="29.110977530671232" table:style-name="ce1">
            <text:p>29.11097753</text:p>
          </table:table-cell>
          <table:table-cell office:value-type="float" office:value="5.3749465015422548E-2" table:style-name="ce1">
            <text:p>0.053749465</text:p>
          </table:table-cell>
          <table:table-cell office:value-type="float" office:value="0.22952844970882999" table:style-name="ce1">
            <text:p>0.22952845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put/data/b/image_0029.jpg</text:p>
          </table:table-cell>
          <table:table-cell office:value-type="string" table:style-name="ce1">
            <text:p>Pattern 1</text:p>
          </table:table-cell>
          <table:table-cell office:value-type="float" office:value="29.258613864102529" table:style-name="ce1">
            <text:p>29.25861386</text:p>
          </table:table-cell>
          <table:table-cell office:value-type="float" office:value="0.22671828821450971" table:style-name="ce1">
            <text:p>0.226718288</text:p>
          </table:table-cell>
          <table:table-cell office:value-type="float" office:value="0.4370043499513887" table:style-name="ce1">
            <text:p>0.43700435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put/data/b/image_0052.jpg</text:p>
          </table:table-cell>
          <table:table-cell office:value-type="string" table:style-name="ce1">
            <text:p>Pattern 1</text:p>
          </table:table-cell>
          <table:table-cell office:value-type="float" office:value="28.861794184437958" table:style-name="ce1">
            <text:p>28.86179418</text:p>
          </table:table-cell>
          <table:table-cell office:value-type="float" office:value="0.16532824386891171" table:style-name="ce1">
            <text:p>0.165328244</text:p>
          </table:table-cell>
          <table:table-cell office:value-type="float" office:value="0.48683399897695068" table:style-name="ce1">
            <text:p>0.486833999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put/data/b/image_0021.jpg</text:p>
          </table:table-cell>
          <table:table-cell office:value-type="string" table:style-name="ce1">
            <text:p>Pattern 1</text:p>
          </table:table-cell>
          <table:table-cell office:value-type="float" office:value="30.379131349154793" table:style-name="ce1">
            <text:p>30.37913135</text:p>
          </table:table-cell>
          <table:table-cell office:value-type="float" office:value="0" table:style-name="ce1">
            <text:p>0</text:p>
          </table:table-cell>
          <table:table-cell office:value-type="float" office:value="0.30709271747790845" table:style-name="ce1">
            <text:p>0.307092717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put/data/b/image_0054.jpg</text:p>
          </table:table-cell>
          <table:table-cell office:value-type="string" table:style-name="ce1">
            <text:p>Pattern 1</text:p>
          </table:table-cell>
          <table:table-cell office:value-type="float" office:value="28.697674646166927" table:style-name="ce1">
            <text:p>28.69767465</text:p>
          </table:table-cell>
          <table:table-cell office:value-type="float" office:value="7.9116664571310558E-2" table:style-name="ce1">
            <text:p>0.079116665</text:p>
          </table:table-cell>
          <table:table-cell office:value-type="float" office:value="0.53689718564694267" table:style-name="ce1">
            <text:p>0.536897186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put/data/b/image_0060.jpg</text:p>
          </table:table-cell>
          <table:table-cell office:value-type="string" table:style-name="ce1">
            <text:p>Pattern 1</text:p>
          </table:table-cell>
          <table:table-cell office:value-type="float" office:value="31.601309078141934" table:style-name="ce1">
            <text:p>31.60130908</text:p>
          </table:table-cell>
          <table:table-cell office:value-type="float" office:value="9.5788658561681339E-2" table:style-name="ce1">
            <text:p>0.095788659</text:p>
          </table:table-cell>
          <table:table-cell office:value-type="float" office:value="0.59266543821138051" table:style-name="ce1">
            <text:p>0.592665438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put/data/b/image_0075.jpg</text:p>
          </table:table-cell>
          <table:table-cell office:value-type="string" table:style-name="ce1">
            <text:p>Pattern 1</text:p>
          </table:table-cell>
          <table:table-cell office:value-type="float" office:value="29.301365941503473" table:style-name="ce1">
            <text:p>29.30136594</text:p>
          </table:table-cell>
          <table:table-cell office:value-type="float" office:value="7.7131038120471396E-2" table:style-name="ce1">
            <text:p>0.077131038</text:p>
          </table:table-cell>
          <table:table-cell office:value-type="float" office:value="0.59892262464887325" table:style-name="ce1">
            <text:p>0.598922625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put/data/b/image_0081.jpg</text:p>
          </table:table-cell>
          <table:table-cell office:value-type="string" table:style-name="ce1">
            <text:p>Pattern 1</text:p>
          </table:table-cell>
          <table:table-cell office:value-type="float" office:value="32.719321229506143" table:style-name="ce1">
            <text:p>32.71932123</text:p>
          </table:table-cell>
          <table:table-cell office:value-type="float" office:value="0.10604656776937665" table:style-name="ce1">
            <text:p>0.106046568</text:p>
          </table:table-cell>
          <table:table-cell office:value-type="float" office:value="0.3234860154845845" table:style-name="ce1">
            <text:p>0.323486015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put/data/b/image_0080.jpg</text:p>
          </table:table-cell>
          <table:table-cell office:value-type="string" table:style-name="ce1">
            <text:p>Pattern 1</text:p>
          </table:table-cell>
          <table:table-cell office:value-type="float" office:value="27.96907833718608" table:style-name="ce1">
            <text:p>27.96907834</text:p>
          </table:table-cell>
          <table:table-cell office:value-type="float" office:value="6.2373805741098576E-2" table:style-name="ce1">
            <text:p>0.062373806</text:p>
          </table:table-cell>
          <table:table-cell office:value-type="float" office:value="0.34766745938079474" table:style-name="ce1">
            <text:p>0.347667459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put/data/b/image_0048.jpg</text:p>
          </table:table-cell>
          <table:table-cell office:value-type="string" table:style-name="ce1">
            <text:p>Pattern 1</text:p>
          </table:table-cell>
          <table:table-cell office:value-type="float" office:value="35.4024316230987" table:style-name="ce1">
            <text:p>35.40243162</text:p>
          </table:table-cell>
          <table:table-cell office:value-type="float" office:value="0.26663892216685214" table:style-name="ce1">
            <text:p>0.266638922</text:p>
          </table:table-cell>
          <table:table-cell office:value-type="float" office:value="0.52354053978333559" table:style-name="ce1">
            <text:p>0.52354054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put/data/b/image_0016.jpg</text:p>
          </table:table-cell>
          <table:table-cell office:value-type="string" table:style-name="ce1">
            <text:p>Pattern 1</text:p>
          </table:table-cell>
          <table:table-cell office:value-type="float" office:value="30.94446455830877" table:style-name="ce1">
            <text:p>30.94446456</text:p>
          </table:table-cell>
          <table:table-cell office:value-type="float" office:value="7.8116486682975383E-2" table:style-name="ce1">
            <text:p>0.078116487</text:p>
          </table:table-cell>
          <table:table-cell office:value-type="float" office:value="0.27220101992668899" table:style-name="ce1">
            <text:p>0.27220102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put/data/b/image_0100.jpg</text:p>
          </table:table-cell>
          <table:table-cell office:value-type="string" table:style-name="ce1">
            <text:p>Pattern 1</text:p>
          </table:table-cell>
          <table:table-cell office:value-type="float" office:value="26.686347419335732" table:style-name="ce1">
            <text:p>26.68634742</text:p>
          </table:table-cell>
          <table:table-cell office:value-type="float" office:value="0.16085703662181894" table:style-name="ce1">
            <text:p>0.160857037</text:p>
          </table:table-cell>
          <table:table-cell office:value-type="float" office:value="0.59384333522545063" table:style-name="ce1">
            <text:p>0.593843335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put/data/b/image_0017.jpg</text:p>
          </table:table-cell>
          <table:table-cell office:value-type="string" table:style-name="ce1">
            <text:p>Pattern 1</text:p>
          </table:table-cell>
          <table:table-cell office:value-type="float" office:value="31.479618295794598" table:style-name="ce1">
            <text:p>31.4796183</text:p>
          </table:table-cell>
          <table:table-cell office:value-type="float" office:value="7.8750996999796596E-2" table:style-name="ce1">
            <text:p>0.078750997</text:p>
          </table:table-cell>
          <table:table-cell office:value-type="float" office:value="0.24922379415983539" table:style-name="ce1">
            <text:p>0.249223794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put/data/b/image_0025.jpg</text:p>
          </table:table-cell>
          <table:table-cell office:value-type="string" table:style-name="ce1">
            <text:p>Pattern 1</text:p>
          </table:table-cell>
          <table:table-cell office:value-type="float" office:value="25.750360118719183" table:style-name="ce1">
            <text:p>25.75036012</text:p>
          </table:table-cell>
          <table:table-cell office:value-type="float" office:value="0.16461061655597203" table:style-name="ce1">
            <text:p>0.164610617</text:p>
          </table:table-cell>
          <table:table-cell office:value-type="float" office:value="0.35722006472134687" table:style-name="ce1">
            <text:p>0.357220065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put/data/b/image_0027.jpg</text:p>
          </table:table-cell>
          <table:table-cell office:value-type="string" table:style-name="ce1">
            <text:p>Pattern 1</text:p>
          </table:table-cell>
          <table:table-cell office:value-type="float" office:value="32.21495451230431" table:style-name="ce1">
            <text:p>32.21495451</text:p>
          </table:table-cell>
          <table:table-cell office:value-type="float" office:value="0.12140801654176719" table:style-name="ce1">
            <text:p>0.121408017</text:p>
          </table:table-cell>
          <table:table-cell office:value-type="float" office:value="0.63329551733181844" table:style-name="ce1">
            <text:p>0.633295517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put/data/b/image_0032.jpg</text:p>
          </table:table-cell>
          <table:table-cell office:value-type="string" table:style-name="ce1">
            <text:p>Pattern 1</text:p>
          </table:table-cell>
          <table:table-cell office:value-type="float" office:value="31.808081698936419" table:style-name="ce1">
            <text:p>31.8080817</text:p>
          </table:table-cell>
          <table:table-cell office:value-type="float" office:value="0.20154143639554198" table:style-name="ce1">
            <text:p>0.201541436</text:p>
          </table:table-cell>
          <table:table-cell office:value-type="float" office:value="0.47719999238826261" table:style-name="ce1">
            <text:p>0.477199992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put/data/b/image_0007.jpg</text:p>
          </table:table-cell>
          <table:table-cell office:value-type="string" table:style-name="ce1">
            <text:p>Pattern 1</text:p>
          </table:table-cell>
          <table:table-cell office:value-type="float" office:value="31.343530806136137" table:style-name="ce1">
            <text:p>31.34353081</text:p>
          </table:table-cell>
          <table:table-cell office:value-type="float" office:value="0.11501532411526666" table:style-name="ce1">
            <text:p>0.115015324</text:p>
          </table:table-cell>
          <table:table-cell office:value-type="float" office:value="6.2881831765949914E-2" table:style-name="ce1">
            <text:p>0.062881832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put/data/b/image_0077.jpg</text:p>
          </table:table-cell>
          <table:table-cell office:value-type="string" table:style-name="ce1">
            <text:p>Pattern 1</text:p>
          </table:table-cell>
          <table:table-cell office:value-type="float" office:value="32.042941212813055" table:style-name="ce1">
            <text:p>32.04294121</text:p>
          </table:table-cell>
          <table:table-cell office:value-type="float" office:value="6.7554198098428997E-3" table:style-name="ce1">
            <text:p>0.00675542</text:p>
          </table:table-cell>
          <table:table-cell office:value-type="float" office:value="0.24851387352029122" table:style-name="ce1">
            <text:p>0.248513874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put/data/b/image_0010.jpg</text:p>
          </table:table-cell>
          <table:table-cell office:value-type="string" table:style-name="ce1">
            <text:p>Pattern 1</text:p>
          </table:table-cell>
          <table:table-cell office:value-type="float" office:value="28.029161706402448" table:style-name="ce1">
            <text:p>28.02916171</text:p>
          </table:table-cell>
          <table:table-cell office:value-type="float" office:value="0.12758985505714693" table:style-name="ce1">
            <text:p>0.127589855</text:p>
          </table:table-cell>
          <table:table-cell office:value-type="float" office:value="0.55398006398899435" table:style-name="ce1">
            <text:p>0.553980064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put/data/b/image_0076.jpg</text:p>
          </table:table-cell>
          <table:table-cell office:value-type="string" table:style-name="ce1">
            <text:p>Pattern 1</text:p>
          </table:table-cell>
          <table:table-cell office:value-type="float" office:value="30.627740910606953" table:style-name="ce1">
            <text:p>30.62774091</text:p>
          </table:table-cell>
          <table:table-cell office:value-type="float" office:value="0.19161334046445272" table:style-name="ce1">
            <text:p>0.19161334</text:p>
          </table:table-cell>
          <table:table-cell office:value-type="float" office:value="0.78490885573093094" table:style-name="ce1">
            <text:p>0.784908856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put/data/b/image_0042.jpg</text:p>
          </table:table-cell>
          <table:table-cell office:value-type="string" table:style-name="ce1">
            <text:p>Pattern 1</text:p>
          </table:table-cell>
          <table:table-cell office:value-type="float" office:value="30.717861827038661" table:style-name="ce1">
            <text:p>30.71786183</text:p>
          </table:table-cell>
          <table:table-cell office:value-type="float" office:value="0.16557046476419884" table:style-name="ce1">
            <text:p>0.165570465</text:p>
          </table:table-cell>
          <table:table-cell office:value-type="float" office:value="0.56057255353438507" table:style-name="ce1">
            <text:p>0.560572554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put/data/b/image_0094.jpg</text:p>
          </table:table-cell>
          <table:table-cell office:value-type="string" table:style-name="ce1">
            <text:p>Pattern 1</text:p>
          </table:table-cell>
          <table:table-cell office:value-type="float" office:value="30.111426264963857" table:style-name="ce1">
            <text:p>30.11142626</text:p>
          </table:table-cell>
          <table:table-cell office:value-type="float" office:value="9.0062884749786576E-2" table:style-name="ce1">
            <text:p>0.090062885</text:p>
          </table:table-cell>
          <table:table-cell office:value-type="float" office:value="0.53979760831606349" table:style-name="ce1">
            <text:p>0.539797608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put/data/b/image_0028.jpg</text:p>
          </table:table-cell>
          <table:table-cell office:value-type="string" table:style-name="ce1">
            <text:p>Pattern 1</text:p>
          </table:table-cell>
          <table:table-cell office:value-type="float" office:value="29.897952726763283" table:style-name="ce1">
            <text:p>29.89795273</text:p>
          </table:table-cell>
          <table:table-cell office:value-type="float" office:value="0.23480561953067203" table:style-name="ce1">
            <text:p>0.23480562</text:p>
          </table:table-cell>
          <table:table-cell office:value-type="float" office:value="0.49848347276598948" table:style-name="ce1">
            <text:p>0.498483473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put/data/b/image_0056.jpg</text:p>
          </table:table-cell>
          <table:table-cell office:value-type="string" table:style-name="ce1">
            <text:p>Pattern 1</text:p>
          </table:table-cell>
          <table:table-cell office:value-type="float" office:value="30.11731190770216" table:style-name="ce1">
            <text:p>30.11731191</text:p>
          </table:table-cell>
          <table:table-cell office:value-type="float" office:value="7.1643949749042701E-2" table:style-name="ce1">
            <text:p>0.07164395</text:p>
          </table:table-cell>
          <table:table-cell office:value-type="float" office:value="0.49664918987976525" table:style-name="ce1">
            <text:p>0.49664919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put/data/b/image_0055.jpg</text:p>
          </table:table-cell>
          <table:table-cell office:value-type="string" table:style-name="ce1">
            <text:p>Pattern 1</text:p>
          </table:table-cell>
          <table:table-cell office:value-type="float" office:value="31.244442095190205" table:style-name="ce1">
            <text:p>31.2444421</text:p>
          </table:table-cell>
          <table:table-cell office:value-type="float" office:value="5.4589682617480872E-2" table:style-name="ce1">
            <text:p>0.054589683</text:p>
          </table:table-cell>
          <table:table-cell office:value-type="float" office:value="0.44904992690299095" table:style-name="ce1">
            <text:p>0.449049927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put/data/b/image_0059.jpg</text:p>
          </table:table-cell>
          <table:table-cell office:value-type="string" table:style-name="ce1">
            <text:p>Pattern 1</text:p>
          </table:table-cell>
          <table:table-cell office:value-type="float" office:value="29.009886516240499" table:style-name="ce1">
            <text:p>29.00988652</text:p>
          </table:table-cell>
          <table:table-cell office:value-type="float" office:value="4.9225999446919466E-2" table:style-name="ce1">
            <text:p>0.049225999</text:p>
          </table:table-cell>
          <table:table-cell office:value-type="float" office:value="0.4526324526399626" table:style-name="ce1">
            <text:p>0.452632453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put/data/b/image_0074.jpg</text:p>
          </table:table-cell>
          <table:table-cell office:value-type="string" table:style-name="ce1">
            <text:p>Pattern 1</text:p>
          </table:table-cell>
          <table:table-cell office:value-type="float" office:value="34.546861326416938" table:style-name="ce1">
            <text:p>34.54686133</text:p>
          </table:table-cell>
          <table:table-cell office:value-type="float" office:value="0.12357941298446523" table:style-name="ce1">
            <text:p>0.123579413</text:p>
          </table:table-cell>
          <table:table-cell office:value-type="float" office:value="0.51476397377178962" table:style-name="ce1">
            <text:p>0.514763974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put/data/b/image_0099.jpg</text:p>
          </table:table-cell>
          <table:table-cell office:value-type="string" table:style-name="ce1">
            <text:p>Pattern 1</text:p>
          </table:table-cell>
          <table:table-cell office:value-type="float" office:value="27.394363452699782" table:style-name="ce1">
            <text:p>27.39436345</text:p>
          </table:table-cell>
          <table:table-cell office:value-type="float" office:value="0.12284979521512246" table:style-name="ce1">
            <text:p>0.122849795</text:p>
          </table:table-cell>
          <table:table-cell office:value-type="float" office:value="0.43388989455337246" table:style-name="ce1">
            <text:p>0.433889895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put/data/b/image_0065.jpg</text:p>
          </table:table-cell>
          <table:table-cell office:value-type="string" table:style-name="ce1">
            <text:p>Pattern 1</text:p>
          </table:table-cell>
          <table:table-cell office:value-type="float" office:value="31.837995089373031" table:style-name="ce1">
            <text:p>31.83799509</text:p>
          </table:table-cell>
          <table:table-cell office:value-type="float" office:value="0.14569795651755924" table:style-name="ce1">
            <text:p>0.145697957</text:p>
          </table:table-cell>
          <table:table-cell office:value-type="float" office:value="0.5225572963045918" table:style-name="ce1">
            <text:p>0.522557296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put/data/b/image_0073.jpg</text:p>
          </table:table-cell>
          <table:table-cell office:value-type="string" table:style-name="ce1">
            <text:p>Pattern 1</text:p>
          </table:table-cell>
          <table:table-cell office:value-type="float" office:value="29.584118880329129" table:style-name="ce1">
            <text:p>29.58411888</text:p>
          </table:table-cell>
          <table:table-cell office:value-type="float" office:value="0.23105763454755937" table:style-name="ce1">
            <text:p>0.231057635</text:p>
          </table:table-cell>
          <table:table-cell office:value-type="float" office:value="0.5947039510004587" table:style-name="ce1">
            <text:p>0.594703951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put/data/b/image_0043.jpg</text:p>
          </table:table-cell>
          <table:table-cell office:value-type="string" table:style-name="ce1">
            <text:p>Pattern 1</text:p>
          </table:table-cell>
          <table:table-cell office:value-type="float" office:value="34.055066827219505" table:style-name="ce1">
            <text:p>34.05506683</text:p>
          </table:table-cell>
          <table:table-cell office:value-type="float" office:value="8.1934312131171694E-2" table:style-name="ce1">
            <text:p>0.081934312</text:p>
          </table:table-cell>
          <table:table-cell office:value-type="float" office:value="0.59180993127668757" table:style-name="ce1">
            <text:p>0.591809931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put/data/b/image_0091.jpg</text:p>
          </table:table-cell>
          <table:table-cell office:value-type="string" table:style-name="ce1">
            <text:p>Pattern 1</text:p>
          </table:table-cell>
          <table:table-cell office:value-type="float" office:value="30.383205070409755" table:style-name="ce1">
            <text:p>30.38320507</text:p>
          </table:table-cell>
          <table:table-cell office:value-type="float" office:value="0.22098807523472005" table:style-name="ce1">
            <text:p>0.220988075</text:p>
          </table:table-cell>
          <table:table-cell office:value-type="float" office:value="0.4123620857498001" table:style-name="ce1">
            <text:p>0.412362086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put/data/b/image_0092.jpg</text:p>
          </table:table-cell>
          <table:table-cell office:value-type="string" table:style-name="ce1">
            <text:p>Pattern 1</text:p>
          </table:table-cell>
          <table:table-cell office:value-type="float" office:value="25.612113255667758" table:style-name="ce1">
            <text:p>25.61211326</text:p>
          </table:table-cell>
          <table:table-cell office:value-type="float" office:value="0.17322575641687787" table:style-name="ce1">
            <text:p>0.173225756</text:p>
          </table:table-cell>
          <table:table-cell office:value-type="float" office:value="0.46665830434694305" table:style-name="ce1">
            <text:p>0.466658304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put/data/b/image_0049.jpg</text:p>
          </table:table-cell>
          <table:table-cell office:value-type="string" table:style-name="ce1">
            <text:p>Pattern 1</text:p>
          </table:table-cell>
          <table:table-cell office:value-type="float" office:value="32.553101490842757" table:style-name="ce1">
            <text:p>32.55310149</text:p>
          </table:table-cell>
          <table:table-cell office:value-type="float" office:value="0.25829632926295243" table:style-name="ce1">
            <text:p>0.258296329</text:p>
          </table:table-cell>
          <table:table-cell office:value-type="float" office:value="0.56411390156885499" table:style-name="ce1">
            <text:p>0.564113902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put/data/b/image_0057.jpg</text:p>
          </table:table-cell>
          <table:table-cell office:value-type="string" table:style-name="ce1">
            <text:p>Pattern 1</text:p>
          </table:table-cell>
          <table:table-cell office:value-type="float" office:value="29.41212544403313" table:style-name="ce1">
            <text:p>29.41212544</text:p>
          </table:table-cell>
          <table:table-cell office:value-type="float" office:value="8.6846607826014444E-2" table:style-name="ce1">
            <text:p>0.086846608</text:p>
          </table:table-cell>
          <table:table-cell office:value-type="float" office:value="0.28468761912564122" table:style-name="ce1">
            <text:p>0.284687619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put/data/b/image_0062.jpg</text:p>
          </table:table-cell>
          <table:table-cell office:value-type="string" table:style-name="ce1">
            <text:p>Pattern 1</text:p>
          </table:table-cell>
          <table:table-cell office:value-type="float" office:value="31.918812666802769" table:style-name="ce1">
            <text:p>31.91881267</text:p>
          </table:table-cell>
          <table:table-cell office:value-type="float" office:value="8.4225306981314474E-2" table:style-name="ce1">
            <text:p>0.084225307</text:p>
          </table:table-cell>
          <table:table-cell office:value-type="float" office:value="0.26342236173273414" table:style-name="ce1">
            <text:p>0.263422362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put/data/b/image_0088.jpg</text:p>
          </table:table-cell>
          <table:table-cell office:value-type="string" table:style-name="ce1">
            <text:p>Pattern 1</text:p>
          </table:table-cell>
          <table:table-cell office:value-type="float" office:value="34.198243428137737" table:style-name="ce1">
            <text:p>34.19824343</text:p>
          </table:table-cell>
          <table:table-cell office:value-type="float" office:value="0.19671559862910426" table:style-name="ce1">
            <text:p>0.196715599</text:p>
          </table:table-cell>
          <table:table-cell office:value-type="float" office:value="0.60210768808466875" table:style-name="ce1">
            <text:p>0.602107688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put/data/b/image_0037.jpg</text:p>
          </table:table-cell>
          <table:table-cell office:value-type="string" table:style-name="ce1">
            <text:p>Pattern 1</text:p>
          </table:table-cell>
          <table:table-cell office:value-type="float" office:value="30.271293489730581" table:style-name="ce1">
            <text:p>30.27129349</text:p>
          </table:table-cell>
          <table:table-cell office:value-type="float" office:value="0.20379496800314775" table:style-name="ce1">
            <text:p>0.203794968</text:p>
          </table:table-cell>
          <table:table-cell office:value-type="float" office:value="0.53168567384127186" table:style-name="ce1">
            <text:p>0.531685674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put/data/b/image_0051.jpg</text:p>
          </table:table-cell>
          <table:table-cell office:value-type="string" table:style-name="ce1">
            <text:p>Pattern 1</text:p>
          </table:table-cell>
          <table:table-cell office:value-type="float" office:value="29.987577362933795" table:style-name="ce1">
            <text:p>29.98757736</text:p>
          </table:table-cell>
          <table:table-cell office:value-type="float" office:value="7.640690751202367E-2" table:style-name="ce1">
            <text:p>0.076406908</text:p>
          </table:table-cell>
          <table:table-cell office:value-type="float" office:value="0.49867570825063079" table:style-name="ce1">
            <text:p>0.498675708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put/data/b/image_0090.jpg</text:p>
          </table:table-cell>
          <table:table-cell office:value-type="string" table:style-name="ce1">
            <text:p>Pattern 1</text:p>
          </table:table-cell>
          <table:table-cell office:value-type="float" office:value="30.297512099169456" table:style-name="ce1">
            <text:p>30.2975121</text:p>
          </table:table-cell>
          <table:table-cell office:value-type="float" office:value="0.22867081075020762" table:style-name="ce1">
            <text:p>0.228670811</text:p>
          </table:table-cell>
          <table:table-cell office:value-type="float" office:value="0.56947046945968904" table:style-name="ce1">
            <text:p>0.569470469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put/data/b/image_0045.jpg</text:p>
          </table:table-cell>
          <table:table-cell office:value-type="string" table:style-name="ce1">
            <text:p>Pattern 1</text:p>
          </table:table-cell>
          <table:table-cell office:value-type="float" office:value="30.936279128725005" table:style-name="ce1">
            <text:p>30.93627913</text:p>
          </table:table-cell>
          <table:table-cell office:value-type="float" office:value="0.10095648592793105" table:style-name="ce1">
            <text:p>0.100956486</text:p>
          </table:table-cell>
          <table:table-cell office:value-type="float" office:value="0.4543550665797812" table:style-name="ce1">
            <text:p>0.454355067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put/data/b/image_0026.jpg</text:p>
          </table:table-cell>
          <table:table-cell office:value-type="string" table:style-name="ce1">
            <text:p>Pattern 1</text:p>
          </table:table-cell>
          <table:table-cell office:value-type="float" office:value="34.965654587071754" table:style-name="ce1">
            <text:p>34.96565459</text:p>
          </table:table-cell>
          <table:table-cell office:value-type="float" office:value="0.21729953682190095" table:style-name="ce1">
            <text:p>0.217299537</text:p>
          </table:table-cell>
          <table:table-cell office:value-type="float" office:value="0.41088045340729029" table:style-name="ce1">
            <text:p>0.410880453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put/data/b/image_0041.jpg</text:p>
          </table:table-cell>
          <table:table-cell office:value-type="string" table:style-name="ce1">
            <text:p>Pattern 1</text:p>
          </table:table-cell>
          <table:table-cell office:value-type="float" office:value="29.239502080924478" table:style-name="ce1">
            <text:p>29.23950208</text:p>
          </table:table-cell>
          <table:table-cell office:value-type="float" office:value="0.16278978077603889" table:style-name="ce1">
            <text:p>0.162789781</text:p>
          </table:table-cell>
          <table:table-cell office:value-type="float" office:value="0.34838804230194487" table:style-name="ce1">
            <text:p>0.348388042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put/data/b/image_0040.jpg</text:p>
          </table:table-cell>
          <table:table-cell office:value-type="string" table:style-name="ce1">
            <text:p>Pattern 1</text:p>
          </table:table-cell>
          <table:table-cell office:value-type="float" office:value="29.129350585817328" table:style-name="ce1">
            <text:p>29.12935059</text:p>
          </table:table-cell>
          <table:table-cell office:value-type="float" office:value="0.19515363675332159" table:style-name="ce1">
            <text:p>0.195153637</text:p>
          </table:table-cell>
          <table:table-cell office:value-type="float" office:value="0.17603304629060895" table:style-name="ce1">
            <text:p>0.176033046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put/data/b/image_0033.jpg</text:p>
          </table:table-cell>
          <table:table-cell office:value-type="string" table:style-name="ce1">
            <text:p>Pattern 1</text:p>
          </table:table-cell>
          <table:table-cell office:value-type="float" office:value="30.898172044785511" table:style-name="ce1">
            <text:p>30.89817204</text:p>
          </table:table-cell>
          <table:table-cell office:value-type="float" office:value="0.18001531862186437" table:style-name="ce1">
            <text:p>0.180015319</text:p>
          </table:table-cell>
          <table:table-cell office:value-type="float" office:value="0.39185960791385399" table:style-name="ce1">
            <text:p>0.391859608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put/data/b/image_0064.jpg</text:p>
          </table:table-cell>
          <table:table-cell office:value-type="string" table:style-name="ce1">
            <text:p>Pattern 1</text:p>
          </table:table-cell>
          <table:table-cell office:value-type="float" office:value="32.314155629607292" table:style-name="ce1">
            <text:p>32.31415563</text:p>
          </table:table-cell>
          <table:table-cell office:value-type="float" office:value="0.17438863809501193" table:style-name="ce1">
            <text:p>0.174388638</text:p>
          </table:table-cell>
          <table:table-cell office:value-type="float" office:value="0.64152760314054569" table:style-name="ce1">
            <text:p>0.641527603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put/data/b/image_0089.jpg</text:p>
          </table:table-cell>
          <table:table-cell office:value-type="string" table:style-name="ce1">
            <text:p>Pattern 1</text:p>
          </table:table-cell>
          <table:table-cell office:value-type="float" office:value="29.366670576450499" table:style-name="ce1">
            <text:p>29.36667058</text:p>
          </table:table-cell>
          <table:table-cell office:value-type="float" office:value="4.0353073502044923E-2" table:style-name="ce1">
            <text:p>0.040353074</text:p>
          </table:table-cell>
          <table:table-cell office:value-type="float" office:value="0.49927428211498553" table:style-name="ce1">
            <text:p>0.499274282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put/data/b/image_0018.jpg</text:p>
          </table:table-cell>
          <table:table-cell office:value-type="string" table:style-name="ce1">
            <text:p>Pattern 1</text:p>
          </table:table-cell>
          <table:table-cell office:value-type="float" office:value="27.68512896745256" table:style-name="ce1">
            <text:p>27.68512897</text:p>
          </table:table-cell>
          <table:table-cell office:value-type="float" office:value="0.1124125229941198" table:style-name="ce1">
            <text:p>0.112412523</text:p>
          </table:table-cell>
          <table:table-cell office:value-type="float" office:value="0.46688652534266067" table:style-name="ce1">
            <text:p>0.466886525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put/data/b/image_0083.jpg</text:p>
          </table:table-cell>
          <table:table-cell office:value-type="string" table:style-name="ce1">
            <text:p>Pattern 1</text:p>
          </table:table-cell>
          <table:table-cell office:value-type="float" office:value="30.13417590330118" table:style-name="ce1">
            <text:p>30.1341759</text:p>
          </table:table-cell>
          <table:table-cell office:value-type="float" office:value="0.15542121554768523" table:style-name="ce1">
            <text:p>0.155421216</text:p>
          </table:table-cell>
          <table:table-cell office:value-type="float" office:value="0.383841356701212" table:style-name="ce1">
            <text:p>0.383841357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put/data/b/image_0070.jpg</text:p>
          </table:table-cell>
          <table:table-cell office:value-type="string" table:style-name="ce1">
            <text:p>Pattern 1</text:p>
          </table:table-cell>
          <table:table-cell office:value-type="float" office:value="30.998799130196293" table:style-name="ce1">
            <text:p>30.99879913</text:p>
          </table:table-cell>
          <table:table-cell office:value-type="float" office:value="0.23150593833641692" table:style-name="ce1">
            <text:p>0.231505938</text:p>
          </table:table-cell>
          <table:table-cell office:value-type="float" office:value="0.46760476601576773" table:style-name="ce1">
            <text:p>0.467604766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put/data/b/image_0011.jpg</text:p>
          </table:table-cell>
          <table:table-cell office:value-type="string" table:style-name="ce1">
            <text:p>Pattern 1</text:p>
          </table:table-cell>
          <table:table-cell office:value-type="float" office:value="28.801867291246545" table:style-name="ce1">
            <text:p>28.80186729</text:p>
          </table:table-cell>
          <table:table-cell office:value-type="float" office:value="7.1689312950603101E-2" table:style-name="ce1">
            <text:p>0.071689313</text:p>
          </table:table-cell>
          <table:table-cell office:value-type="float" office:value="0.52681199734559669" table:style-name="ce1">
            <text:p>0.526811997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put/data/b/image_0095.jpg</text:p>
          </table:table-cell>
          <table:table-cell office:value-type="string" table:style-name="ce1">
            <text:p>Pattern 1</text:p>
          </table:table-cell>
          <table:table-cell office:value-type="float" office:value="30.124825625829178" table:style-name="ce1">
            <text:p>30.12482563</text:p>
          </table:table-cell>
          <table:table-cell office:value-type="float" office:value="0.24405452328448851" table:style-name="ce1">
            <text:p>0.244054523</text:p>
          </table:table-cell>
          <table:table-cell office:value-type="float" office:value="0.47682776391436504" table:style-name="ce1">
            <text:p>0.476827764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put/data/b/image_0093.jpg</text:p>
          </table:table-cell>
          <table:table-cell office:value-type="string" table:style-name="ce1">
            <text:p>Pattern 1</text:p>
          </table:table-cell>
          <table:table-cell office:value-type="float" office:value="32.469241642386848" table:style-name="ce1">
            <text:p>32.46924164</text:p>
          </table:table-cell>
          <table:table-cell office:value-type="float" office:value="0.30615698121321988" table:style-name="ce1">
            <text:p>0.306156981</text:p>
          </table:table-cell>
          <table:table-cell office:value-type="float" office:value="0.60879963681507787" table:style-name="ce1">
            <text:p>0.608799637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put/data/b/image_0085.jpg</text:p>
          </table:table-cell>
          <table:table-cell office:value-type="string" table:style-name="ce1">
            <text:p>Pattern 1</text:p>
          </table:table-cell>
          <table:table-cell office:value-type="float" office:value="29.598982815174953" table:style-name="ce1">
            <text:p>29.59898282</text:p>
          </table:table-cell>
          <table:table-cell office:value-type="float" office:value="0.19972039333087843" table:style-name="ce1">
            <text:p>0.199720393</text:p>
          </table:table-cell>
          <table:table-cell office:value-type="float" office:value="0.17611344525201855" table:style-name="ce1">
            <text:p>0.176113445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put/data/b/image_0068.jpg</text:p>
          </table:table-cell>
          <table:table-cell office:value-type="string" table:style-name="ce1">
            <text:p>Pattern 1</text:p>
          </table:table-cell>
          <table:table-cell office:value-type="float" office:value="32.760662678391718" table:style-name="ce1">
            <text:p>32.76066268</text:p>
          </table:table-cell>
          <table:table-cell office:value-type="float" office:value="0.35818178475043772" table:style-name="ce1">
            <text:p>0.358181785</text:p>
          </table:table-cell>
          <table:table-cell office:value-type="float" office:value="0.39156813279504515" table:style-name="ce1">
            <text:p>0.391568133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number-rows-repeated="104837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新細明體" svg:font-family="新細明體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7531</meta:generator>
    <dc:creator>許惠琳</dc:creator>
    <meta:creation-date>2024-05-29T20:01:53Z</meta:creation-date>
    <dc:date>2024-05-30T04:52:28Z</dc:date>
    <meta:editing-cycles>1</meta:editing-cycles>
  </office:meta>
</office:document-meta>
</file>